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7a43f"/>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list-style-name="L16">
      <style:paragraph-properties fo:margin-top="0cm" fo:margin-bottom="0cm" style:contextual-spacing="false"/>
    </style:style>
    <style:style style:name="P20" style:family="paragraph" style:parent-style-name="Text_20_body" style:list-style-name="L17">
      <style:paragraph-properties fo:margin-top="0cm" fo:margin-bottom="0cm" style:contextual-spacing="false"/>
    </style:style>
    <style:style style:name="P21" style:family="paragraph" style:parent-style-name="Text_20_body" style:list-style-name="L18">
      <style:paragraph-properties fo:margin-top="0cm" fo:margin-bottom="0cm" style:contextual-spacing="false"/>
    </style:style>
    <style:style style:name="P22" style:family="paragraph" style:parent-style-name="Text_20_body">
      <style:text-properties fo:font-weight="bold" style:font-weight-asian="bold" style:font-weight-complex="bold"/>
    </style:style>
    <style:style style:name="P23" style:family="paragraph" style:parent-style-name="Text_20_body" style:list-style-name="L19">
      <style:paragraph-properties fo:margin-top="0cm" fo:margin-bottom="0cm" style:contextual-spacing="false"/>
    </style:style>
    <style:style style:name="P24" style:family="paragraph" style:parent-style-name="Text_20_body" style:list-style-name="L20">
      <style:paragraph-properties fo:margin-top="0cm" fo:margin-bottom="0cm" style:contextual-spacing="false"/>
    </style:style>
    <style:style style:name="P25" style:family="paragraph" style:parent-style-name="Text_20_body" style:list-style-name="L21">
      <style:paragraph-properties fo:margin-top="0cm" fo:margin-bottom="0cm" style:contextual-spacing="false"/>
    </style:style>
    <style:style style:name="P26" style:family="paragraph" style:parent-style-name="Text_20_body" style:list-style-name="L22">
      <style:paragraph-properties fo:margin-top="0cm" fo:margin-bottom="0cm" style:contextual-spacing="false"/>
    </style:style>
    <style:style style:name="P27" style:family="paragraph" style:parent-style-name="Text_20_body" style:list-style-name="L23">
      <style:paragraph-properties fo:margin-top="0cm" fo:margin-bottom="0cm" style:contextual-spacing="false"/>
    </style:style>
    <style:style style:name="P28" style:family="paragraph" style:parent-style-name="Text_20_body" style:list-style-name="L24">
      <style:paragraph-properties fo:margin-top="0cm" fo:margin-bottom="0cm" style:contextual-spacing="false"/>
    </style:style>
    <style:style style:name="P29" style:family="paragraph" style:parent-style-name="Text_20_body" style:list-style-name="L25">
      <style:paragraph-properties fo:margin-top="0cm" fo:margin-bottom="0cm" style:contextual-spacing="false"/>
    </style:style>
    <style:style style:name="P30" style:family="paragraph" style:parent-style-name="Text_20_body" style:list-style-name="L26">
      <style:paragraph-properties fo:margin-top="0cm" fo:margin-bottom="0cm" style:contextual-spacing="false"/>
    </style:style>
    <style:style style:name="P31" style:family="paragraph" style:parent-style-name="Text_20_body" style:list-style-name="L27">
      <style:paragraph-properties fo:margin-top="0cm" fo:margin-bottom="0cm" style:contextual-spacing="false"/>
    </style:style>
    <style:style style:name="P32" style:family="paragraph" style:parent-style-name="Text_20_body" style:list-style-name="L28">
      <style:paragraph-properties fo:margin-top="0cm" fo:margin-bottom="0cm" style:contextual-spacing="false"/>
    </style:style>
    <style:style style:name="P33" style:family="paragraph" style:parent-style-name="Text_20_body" style:list-style-name="L29">
      <style:paragraph-properties fo:margin-top="0cm" fo:margin-bottom="0cm" style:contextual-spacing="false"/>
    </style:style>
    <style:style style:name="P34" style:family="paragraph" style:parent-style-name="Text_20_body" style:list-style-name="L30">
      <style:paragraph-properties fo:margin-top="0cm" fo:margin-bottom="0cm" style:contextual-spacing="false"/>
    </style:style>
    <style:style style:name="P35" style:family="paragraph" style:parent-style-name="Text_20_body" style:list-style-name="L31">
      <style:paragraph-properties fo:margin-top="0cm" fo:margin-bottom="0cm" style:contextual-spacing="false"/>
    </style:style>
    <style:style style:name="P36" style:family="paragraph" style:parent-style-name="Text_20_body" style:list-style-name="L32">
      <style:paragraph-properties fo:margin-top="0cm" fo:margin-bottom="0cm" style:contextual-spacing="false"/>
    </style:style>
    <style:style style:name="P37" style:family="paragraph" style:parent-style-name="Text_20_body" style:list-style-name="L33">
      <style:paragraph-properties fo:margin-top="0cm" fo:margin-bottom="0cm" style:contextual-spacing="false"/>
    </style:style>
    <style:style style:name="P38" style:family="paragraph" style:parent-style-name="Text_20_body" style:list-style-name="L34">
      <style:paragraph-properties fo:margin-top="0cm" fo:margin-bottom="0cm" style:contextual-spacing="false"/>
    </style:style>
    <style:style style:name="P39" style:family="paragraph" style:parent-style-name="Text_20_body" style:list-style-name="L35">
      <style:paragraph-properties fo:margin-top="0cm" fo:margin-bottom="0cm" style:contextual-spacing="false"/>
    </style:style>
    <style:style style:name="P40" style:family="paragraph" style:parent-style-name="Text_20_body" style:list-style-name="L36">
      <style:paragraph-properties fo:margin-top="0cm" fo:margin-bottom="0cm" style:contextual-spacing="false"/>
    </style:style>
    <style:style style:name="P41" style:family="paragraph" style:parent-style-name="Text_20_body" style:list-style-name="L37">
      <style:paragraph-properties fo:margin-top="0cm" fo:margin-bottom="0cm" style:contextual-spacing="false"/>
    </style:style>
    <style:style style:name="P42" style:family="paragraph" style:parent-style-name="Text_20_body" style:list-style-name="L38">
      <style:paragraph-properties fo:margin-top="0cm" fo:margin-bottom="0cm" style:contextual-spacing="false"/>
    </style:style>
    <style:style style:name="P43" style:family="paragraph" style:parent-style-name="Text_20_body" style:list-style-name="L39">
      <style:paragraph-properties fo:margin-top="0cm" fo:margin-bottom="0cm" style:contextual-spacing="false"/>
    </style:style>
    <style:style style:name="P44" style:family="paragraph" style:parent-style-name="Text_20_body">
      <style:text-properties officeooo:paragraph-rsid="0017a43f"/>
    </style:style>
    <style:style style:name="T1" style:family="text">
      <style:text-properties style:text-position="super 58%"/>
    </style:style>
    <style:style style:name="T2" style:family="text">
      <style:text-properties fo:font-variant="normal" fo:text-transform="none" style:text-position="0% 100%" fo:font-style="normal" style:text-underline-style="none" fo:font-weight="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3. Methodology</text:p>
      <text:list xml:id="list3796335738" text:style-name="L1">
        <text:list-item>
          <text:p text:style-name="P4"><text:a xlink:type="simple" xlink:href="#research-questions---may-2023" text:style-name="Internet_20_link" text:visited-style-name="Visited_20_Internet_20_Link"><text:span text:style-name="Definition">Research Questions - May 2023</text:span></text:a></text:p>
        </text:list-item>
        <text:list-item>
          <text:p text:style-name="P4"><text:a xlink:type="simple" xlink:href="#theoretical-framework" text:style-name="Internet_20_link" text:visited-style-name="Visited_20_Internet_20_Link"><text:span text:style-name="Definition">Theoretical Framework</text:span></text:a></text:p>
          <text:list text:style-name="L2">
            <text:list-item>
              <text:p text:style-name="P5"><text:a xlink:type="simple" xlink:href="#primary-framework-activity-theory" text:style-name="Internet_20_link" text:visited-style-name="Visited_20_Internet_20_Link"><text:span text:style-name="Definition">Primary framework Activity Theory</text:span></text:a></text:p>
            </text:list-item>
            <text:list-item>
              <text:p text:style-name="P5"><text:a xlink:type="simple" xlink:href="#socio-cultural-approaches-and-the-primacy-of-context" text:style-name="Internet_20_link" text:visited-style-name="Visited_20_Internet_20_Link"><text:span text:style-name="Definition">Socio cultural approaches and the primacy of context</text:span></text:a></text:p>
            </text:list-item>
            <text:list-item>
              <text:p text:style-name="P5"><text:a xlink:type="simple" xlink:href="#justification-of-choice-esp-compared-to-contructionism" text:style-name="Internet_20_link" text:visited-style-name="Visited_20_Internet_20_Link"><text:span text:style-name="Definition">Justification of choice (esp compared to contructionism)</text:span></text:a></text:p>
            </text:list-item>
          </text:list>
        </text:list-item>
        <text:list-item>
          <text:p text:style-name="P4"><text:a xlink:type="simple" xlink:href="#conceptualising-activity-in-this-learning-design" text:style-name="Internet_20_link" text:visited-style-name="Visited_20_Internet_20_Link"><text:span text:style-name="Definition">Conceptualising activity in this learning design</text:span></text:a></text:p>
          <text:list text:style-name="L3">
            <text:list-item>
              <text:p text:style-name="P6"><text:a xlink:type="simple" xlink:href="#levels-of-abstraction-in-activity-theory" text:style-name="Internet_20_link" text:visited-style-name="Visited_20_Internet_20_Link"><text:span text:style-name="Definition">Levels of Abstraction in Activity Theory</text:span></text:a></text:p>
            </text:list-item>
            <text:list-item>
              <text:p text:style-name="P6"><text:a xlink:type="simple" xlink:href="#choosing-smaller-units-of-analysis" text:style-name="Internet_20_link" text:visited-style-name="Visited_20_Internet_20_Link"><text:span text:style-name="Definition">Choosing smaller units of analysis</text:span></text:a></text:p>
            </text:list-item>
          </text:list>
        </text:list-item>
        <text:list-item>
          <text:p text:style-name="P4"><text:a xlink:type="simple" xlink:href="#conceptualising-agency" text:style-name="Internet_20_link" text:visited-style-name="Visited_20_Internet_20_Link"><text:span text:style-name="Definition">Conceptualising agency</text:span></text:a></text:p>
          <text:list text:style-name="L4">
            <text:list-item>
              <text:p text:style-name="P7"><text:a xlink:type="simple" xlink:href="#on-agency-activity-theory-and-formative-interventions" text:style-name="Internet_20_link" text:visited-style-name="Visited_20_Internet_20_Link"><text:span text:style-name="Definition">On agency, activity theory and formative interventions</text:span></text:a></text:p>
            </text:list-item>
            <text:list-item>
              <text:p text:style-name="P7"><text:a xlink:type="simple" xlink:href="#on-double-stimulation-and-agency" text:style-name="Internet_20_link" text:visited-style-name="Visited_20_Internet_20_Link"><text:span text:style-name="Definition">On double stimulation and agency</text:span></text:a></text:p>
              <text:list text:style-name="L5">
                <text:list-item>
                  <text:p text:style-name="P8"><text:a xlink:type="simple" xlink:href="#on-affordances-and-anchors" text:style-name="Internet_20_link" text:visited-style-name="Visited_20_Internet_20_Link"><text:span text:style-name="Definition">On affordances and anchors</text:span></text:a></text:p>
                </text:list-item>
              </text:list>
            </text:list-item>
          </text:list>
        </text:list-item>
        <text:list-item>
          <text:p text:style-name="P4"><text:a xlink:type="simple" xlink:href="#dbr-and-formative-interventions." text:style-name="Internet_20_link" text:visited-style-name="Visited_20_Internet_20_Link"><text:span text:style-name="Definition">DBR and formative interventions.</text:span></text:a></text:p>
          <text:list text:style-name="L6">
            <text:list-item>
              <text:p text:style-name="P9"><text:a xlink:type="simple" xlink:href="#design-based-research-and-formative-intervention-studies-within-educational-field" text:style-name="Internet_20_link" text:visited-style-name="Visited_20_Internet_20_Link"><text:span text:style-name="Definition">Design-based research and formative intervention studies within educational field</text:span></text:a></text:p>
            </text:list-item>
            <text:list-item>
              <text:p text:style-name="P9"><text:a xlink:type="simple" xlink:href="#formative-interventions-case-studies" text:style-name="Internet_20_link" text:visited-style-name="Visited_20_Internet_20_Link"><text:span text:style-name="Definition">Formative Interventions Case Studies</text:span></text:a></text:p>
              <text:list text:style-name="L7">
                <text:list-item>
                  <text:p text:style-name="P10"><text:a xlink:type="simple" xlink:href="#agreeing-terminology" text:style-name="Internet_20_link" text:visited-style-name="Visited_20_Internet_20_Link"><text:span text:style-name="Definition">Agreeing terminology</text:span></text:a></text:p>
                </text:list-item>
              </text:list>
            </text:list-item>
          </text:list>
        </text:list-item>
        <text:list-item>
          <text:p text:style-name="P4"><text:a xlink:type="simple" xlink:href="#data-gathering-and-preparation" text:style-name="Internet_20_link" text:visited-style-name="Visited_20_Internet_20_Link"><text:span text:style-name="Definition">Data Gathering and Preparation</text:span></text:a></text:p>
          <text:list text:style-name="L8">
            <text:list-item>
              <text:p text:style-name="P11"><text:a xlink:type="simple" xlink:href="#aligning-data-gathering-and-analysis-with-socio-cultural-approach" text:style-name="Internet_20_link" text:visited-style-name="Visited_20_Internet_20_Link"><text:span text:style-name="Definition">Aligning data gathering and analysis with socio cultural approach</text:span></text:a></text:p>
            </text:list-item>
            <text:list-item>
              <text:p text:style-name="P11"><text:a xlink:type="simple" xlink:href="#data-processing" text:style-name="Internet_20_link" text:visited-style-name="Visited_20_Internet_20_Link"><text:span text:style-name="Definition">Data Processing</text:span></text:a></text:p>
              <text:list text:style-name="L9">
                <text:list-item>
                  <text:p text:style-name="P12"><text:a xlink:type="simple" xlink:href="#video-processing" text:style-name="Internet_20_link" text:visited-style-name="Visited_20_Internet_20_Link"><text:span text:style-name="Definition">360 Video Processing</text:span></text:a></text:p>
                </text:list-item>
                <text:list-item>
                  <text:p text:style-name="P12"><text:a xlink:type="simple" xlink:href="#screen-capture-processing" text:style-name="Internet_20_link" text:visited-style-name="Visited_20_Internet_20_Link"><text:span text:style-name="Definition">Screen Capture Processing</text:span></text:a></text:p>
                </text:list-item>
                <text:list-item>
                  <text:p text:style-name="P12"><text:a xlink:type="simple" xlink:href="#learnings-and-recommendations" text:style-name="Internet_20_link" text:visited-style-name="Visited_20_Internet_20_Link"><text:span text:style-name="Definition">Learnings and recommendations</text:span></text:a></text:p>
                </text:list-item>
              </text:list>
            </text:list-item>
          </text:list>
        </text:list-item>
        <text:list-item>
          <text:p text:style-name="P4"><text:a xlink:type="simple" xlink:href="#data-analysis-methods-and-justification" text:style-name="Internet_20_link" text:visited-style-name="Visited_20_Internet_20_Link"><text:span text:style-name="Definition">Data analysis methods and justification</text:span></text:a></text:p>
          <text:list text:style-name="L10">
            <text:list-item>
              <text:p text:style-name="P13"><text:a xlink:type="simple" xlink:href="#interview-data" text:style-name="Internet_20_link" text:visited-style-name="Visited_20_Internet_20_Link"><text:span text:style-name="Definition">Interview data</text:span></text:a></text:p>
            </text:list-item>
            <text:list-item>
              <text:p text:style-name="P13"><text:a xlink:type="simple" xlink:href="#practitioner-interviews" text:style-name="Internet_20_link" text:visited-style-name="Visited_20_Internet_20_Link"><text:span text:style-name="Definition">Practitioner interviews</text:span></text:a></text:p>
            </text:list-item>
            <text:list-item>
              <text:p text:style-name="P13"><text:a xlink:type="simple" xlink:href="#participant-interviews" text:style-name="Internet_20_link" text:visited-style-name="Visited_20_Internet_20_Link"><text:span text:style-name="Definition">Participant interviews</text:span></text:a></text:p>
            </text:list-item>
            <text:list-item>
              <text:p text:style-name="P13"><text:a xlink:type="simple" xlink:href="#other-data" text:style-name="Internet_20_link" text:visited-style-name="Visited_20_Internet_20_Link"><text:span text:style-name="Definition">Other data</text:span></text:a></text:p>
            </text:list-item>
          </text:list>
        </text:list-item>
        <text:list-item>
          <text:p text:style-name="P4"><text:a xlink:type="simple" xlink:href="#analysis-of-video-overview" text:style-name="Internet_20_link" text:visited-style-name="Visited_20_Internet_20_Link"><text:span text:style-name="Definition">Analysis of Video overview</text:span></text:a></text:p>
          <text:list text:style-name="L11">
            <text:list-item>
              <text:p text:style-name="P14"><text:a xlink:type="simple" xlink:href="#rational-and-approach-of-video-data-analysis" text:style-name="Internet_20_link" text:visited-style-name="Visited_20_Internet_20_Link"><text:span text:style-name="Definition">Rational and approach of video data analysis</text:span></text:a></text:p>
            </text:list-item>
            <text:list-item>
              <text:p text:style-name="P14"><text:a xlink:type="simple" xlink:href="#notes-on-underpinning-of-thematic-analysis-of-video-data" text:style-name="Internet_20_link" text:visited-style-name="Visited_20_Internet_20_Link"><text:span text:style-name="Definition">Notes on Underpinning of Thematic Analysis of Video Data</text:span></text:a></text:p>
              <text:list text:style-name="L12">
                <text:list-item>
                  <text:p text:style-name="P15"><text:a xlink:type="simple" xlink:href="#what-was-excluded-and-rationale" text:style-name="Internet_20_link" text:visited-style-name="Visited_20_Internet_20_Link"><text:span text:style-name="Definition">What was Excluded and Rationale</text:span></text:a></text:p>
                </text:list-item>
                <text:list-item>
                  <text:p text:style-name="P15"><text:a xlink:type="simple" xlink:href="#coding-participant-roles-and-interactions." text:style-name="Internet_20_link" text:visited-style-name="Visited_20_Internet_20_Link"><text:span text:style-name="Definition">Coding Participant Roles and Interactions.</text:span></text:a></text:p>
                </text:list-item>
                <text:list-item>
                  <text:p text:style-name="P15"><text:a xlink:type="simple" xlink:href="#coding-design-cycle-stages" text:style-name="Internet_20_link" text:visited-style-name="Visited_20_Internet_20_Link"><text:span text:style-name="Definition">Coding Design Cycle Stages</text:span></text:a></text:p>
                </text:list-item>
                <text:list-item>
                  <text:p text:style-name="P15"><text:a xlink:type="simple" xlink:href="#coding-game-design-themes" text:style-name="Internet_20_link" text:visited-style-name="Visited_20_Internet_20_Link"><text:span text:style-name="Definition">Coding Game Design Themes</text:span></text:a></text:p>
                </text:list-item>
              </text:list>
            </text:list-item>
          </text:list>
        </text:list-item>
        <text:list-item>
          <text:p text:style-name="P4"><text:a xlink:type="simple" xlink:href="#non-code---detailed-transcription-of-video-sources" text:style-name="Internet_20_link" text:visited-style-name="Visited_20_Internet_20_Link"><text:span text:style-name="Definition">Non-code - detailed transcription of video sources</text:span></text:a></text:p>
          <text:list text:style-name="L13">
            <text:list-item>
              <text:p text:style-name="P16"><text:a xlink:type="simple" xlink:href="#grades-of-analysis" text:style-name="Internet_20_link" text:visited-style-name="Visited_20_Internet_20_Link"><text:span text:style-name="Definition">Grades of analysis</text:span></text:a></text:p>
            </text:list-item>
            <text:list-item>
              <text:p text:style-name="P16"><text:a xlink:type="simple" xlink:href="#justification-of-selecting-sessions-and-sections-for-more-detailed-analysis" text:style-name="Internet_20_link" text:visited-style-name="Visited_20_Internet_20_Link"><text:span text:style-name="Definition">Justification of selecting sessions and sections for more detailed analysis</text:span></text:a></text:p>
            </text:list-item>
            <text:list-item>
              <text:p text:style-name="P16"><text:a xlink:type="simple" xlink:href="#using-a-3-planes-approach" text:style-name="Internet_20_link" text:visited-style-name="Visited_20_Internet_20_Link"><text:span text:style-name="Definition">Using a 3 Planes Approach</text:span></text:a></text:p>
            </text:list-item>
            <text:list-item>
              <text:p text:style-name="P16"><text:a xlink:type="simple" xlink:href="#transcrition-of-data" text:style-name="Internet_20_link" text:visited-style-name="Visited_20_Internet_20_Link"><text:span text:style-name="Definition">Transcrition of data</text:span></text:a></text:p>
            </text:list-item>
            <text:list-item>
              <text:p text:style-name="P16"><text:a xlink:type="simple" xlink:href="#starting-analysis-in-5-minute-sections" text:style-name="Internet_20_link" text:visited-style-name="Visited_20_Internet_20_Link"><text:span text:style-name="Definition">Starting analysis in 5 minute sections</text:span></text:a></text:p>
            </text:list-item>
            <text:list-item>
              <text:p text:style-name="P16"><text:a xlink:type="simple" xlink:href="#selecting-sections-analysis" text:style-name="Internet_20_link" text:visited-style-name="Visited_20_Internet_20_Link"><text:span text:style-name="Definition">Selecting sections analysis</text:span></text:a></text:p>
            </text:list-item>
            <text:list-item>
              <text:p text:style-name="P16"><text:a xlink:type="simple" xlink:href="#incorporating-gesture" text:style-name="Internet_20_link" text:visited-style-name="Visited_20_Internet_20_Link"><text:span text:style-name="Definition">Incorporating gesture</text:span></text:a></text:p>
            </text:list-item>
            <text:list-item>
              <text:p text:style-name="P16"><text:a xlink:type="simple" xlink:href="#proposal-coding-impact-on-design-processes-on-learner-agency---boiled-down--" text:style-name="Internet_20_link" text:visited-style-name="Visited_20_Internet_20_Link"><text:span text:style-name="Definition">PROPOSAL Coding impact on design/ processes on learner agency - boiled down -</text:span></text:a></text:p>
            </text:list-item>
            <text:list-item>
              <text:p text:style-name="P16"><text:a xlink:type="simple" xlink:href="#grades-of-video-data-analysis" text:style-name="Internet_20_link" text:visited-style-name="Visited_20_Internet_20_Link"><text:span text:style-name="Definition">Grades of video data analysis</text:span></text:a></text:p>
            </text:list-item>
            <text:list-item>
              <text:p text:style-name="P16"><text:a xlink:type="simple" xlink:href="#limits-of-problems-with-video-data-analysis" text:style-name="Internet_20_link" text:visited-style-name="Visited_20_Internet_20_Link"><text:span text:style-name="Definition">Limits of / problems with video data analysis</text:span></text:a></text:p>
            </text:list-item>
            <text:list-item>
              <text:p text:style-name="P16"><text:a xlink:type="simple" xlink:href="#analysis-of-activities-based-on-cultural-interpersonal-and-personal-focusing" text:style-name="Internet_20_link" text:visited-style-name="Visited_20_Internet_20_Link"><text:span text:style-name="Definition">Analysis of activities based on Cultural, Interpersonal and Personal focusing</text:span></text:a></text:p>
            </text:list-item>
            <text:list-item>
              <text:p text:style-name="P16"><text:a xlink:type="simple" xlink:href="#discussion-on-evolving-coding-process---perhaps-shift-to-last-chapter-finally" text:style-name="Internet_20_link" text:visited-style-name="Visited_20_Internet_20_Link"><text:span text:style-name="Definition">Discussion on evolving coding process - PERHAPS SHIFT TO LAST CHAPTER finally</text:span></text:a></text:p>
            </text:list-item>
            <text:list-item>
              <text:p text:style-name="P16"><text:a xlink:type="simple" xlink:href="#data-validity---triangulation-of-data" text:style-name="Internet_20_link" text:visited-style-name="Visited_20_Internet_20_Link"><text:span text:style-name="Definition">Data Validity - Triangulation of Data</text:span></text:a></text:p>
            </text:list-item>
            <text:list-item>
              <text:p text:style-name="P16"><text:a xlink:type="simple" xlink:href="#generalisation-of-results" text:style-name="Internet_20_link" text:visited-style-name="Visited_20_Internet_20_Link"><text:span text:style-name="Definition">Generalisation of Results</text:span></text:a></text:p>
            </text:list-item>
          </text:list>
        </text:list-item>
        <text:list-item>
          <text:p text:style-name="P4"><text:a xlink:type="simple" xlink:href="#research-questions" text:style-name="Internet_20_link" text:visited-style-name="Visited_20_Internet_20_Link"><text:soft-page-break/><text:span text:style-name="Definition">Research Questions</text:span></text:a></text:p>
          <text:list text:style-name="L14">
            <text:list-item>
              <text:p text:style-name="P17"><text:a xlink:type="simple" xlink:href="#how-research-questions-evolved" text:style-name="Internet_20_link" text:visited-style-name="Visited_20_Internet_20_Link"><text:span text:style-name="Definition">How Research Questions Evolved</text:span></text:a></text:p>
            </text:list-item>
            <text:list-item>
              <text:p text:style-name="P17"><text:a xlink:type="simple" xlink:href="#what-research-questions-are-answered-by-what-data-gathering-and-analysis---and-described-in-what-chapter" text:style-name="Internet_20_link" text:visited-style-name="Visited_20_Internet_20_Link"><text:span text:style-name="Definition">What research questions are answered by what data gathering and analysis - and described in what chapter?</text:span></text:a></text:p>
            </text:list-item>
            <text:list-item>
              <text:p text:style-name="P17"><text:a xlink:type="simple" xlink:href="#rq1" text:style-name="Internet_20_link" text:visited-style-name="Visited_20_Internet_20_Link"><text:span text:style-name="Definition">RQ1</text:span></text:a></text:p>
            </text:list-item>
            <text:list-item>
              <text:p text:style-name="P17"><text:a xlink:type="simple" xlink:href="#rq2" text:style-name="Internet_20_link" text:visited-style-name="Visited_20_Internet_20_Link"><text:span text:style-name="Definition">RQ2</text:span></text:a></text:p>
            </text:list-item>
            <text:list-item>
              <text:p text:style-name="P17"><text:a xlink:type="simple" xlink:href="#rq3" text:style-name="Internet_20_link" text:visited-style-name="Visited_20_Internet_20_Link"><text:span text:style-name="Definition">RQ3</text:span></text:a></text:p>
            </text:list-item>
          </text:list>
        </text:list-item>
        <text:list-item>
          <text:p text:style-name="P4"><text:a xlink:type="simple" xlink:href="#discussion-on-methodology" text:style-name="Internet_20_link" text:visited-style-name="Visited_20_Internet_20_Link"><text:span text:style-name="Definition">Discussion on Methodology</text:span></text:a></text:p>
          <text:list text:style-name="L15">
            <text:list-item>
              <text:p text:style-name="P18"><text:a xlink:type="simple" xlink:href="#discussion" text:style-name="Internet_20_link" text:visited-style-name="Visited_20_Internet_20_Link"><text:span text:style-name="Definition">Discussion</text:span></text:a></text:p>
            </text:list-item>
            <text:list-item>
              <text:p text:style-name="P18"><text:a xlink:type="simple" xlink:href="#authenticity---creating-value" text:style-name="Internet_20_link" text:visited-style-name="Visited_20_Internet_20_Link"><text:span text:style-name="Definition">Authenticity - creating value</text:span></text:a></text:p>
              <text:list text:style-name="L16">
                <text:list-item>
                  <text:p text:style-name="P19"><text:a xlink:type="simple" xlink:href="#note-on-creation-of-learning-and-teaching-resources" text:style-name="Internet_20_link" text:visited-style-name="Visited_20_Internet_20_Link"><text:span text:style-name="Definition">Note on creation of learning and teaching resources</text:span></text:a></text:p>
                </text:list-item>
              </text:list>
            </text:list-item>
            <text:list-item>
              <text:p text:style-name="P18"><text:a xlink:type="simple" xlink:href="#more-material-on-expansive-learning-formative-inteventions-dbr" text:style-name="Internet_20_link" text:visited-style-name="Visited_20_Internet_20_Link"><text:span text:style-name="Definition">More material on Expansive Learning / Formative Inteventions / DBR</text:span></text:a></text:p>
            </text:list-item>
          </text:list>
        </text:list-item>
        <text:list-item>
          <text:p text:style-name="P4"><text:a xlink:type="simple" xlink:href="#transition-to-next-chapter---about-the-specifics-of-mutual-evolution-of-learning-design" text:style-name="Internet_20_link" text:visited-style-name="Visited_20_Internet_20_Link"><text:span text:style-name="Definition">Transition to next Chapter - About the specifics of mutual evolution of Learning DESIGN</text:span></text:a></text:p>
        </text:list-item>
      </text:list>
      <text:h text:style-name="Heading_20_2" text:outline-level="2"><text:bookmark-start text:name="research-questions---may-2023"/>Research Questions - May 2023<text:bookmark-end text:name="research-questions---may-2023"/></text:h>
      <text:list text:style-name="L17">
        <text:list-item>
          <text:p text:style-name="P20">What pedagogical resources are available to support novices learning coding, particularly in game making communities?</text:p>
        </text:list-item>
        <text:list-item>
          <text:p text:style-name="P20">How can learners build agency in an evolving community of game makers?</text:p>
        </text:list-item>
        <text:list-item>
          <text:p text:style-name="P20">How can game design patterns support the development of coding practices with novices?</text:p>
        </text:list-item>
      </text:list>
      <text:h text:style-name="Heading_20_2" text:outline-level="2"><text:bookmark-start text:name="theoretical-framework"/>Theoretical Framework<text:bookmark-end text:name="theoretical-framework"/></text:h>
      <text:h text:style-name="Heading_20_3" text:outline-level="3"><text:bookmark-start text:name="primary-framework-activity-theory"/>Primary framework Activity Theory<text:bookmark-end text:name="primary-framework-activity-theory"/></text:h>
      <text:p text:style-name="First_20_paragraph">In the literature review we explored sociocultural views on learning and development on learning in created cultures.</text:p>
      <text:p text:style-name="Text_20_body">The focus of this study is on the construction of shared meaning and practices as part of an emerging community of game makers.</text:p>
      <text:p text:style-name="Text_20_body">To do this I adopt a sociocultural approach and specifically cultural historical activity theory CHAT in the form of design-based research.</text:p>
      <text:h text:style-name="Heading_20_3" text:outline-level="3"><text:bookmark-start text:name="socio-cultural-approaches-and-the-primacy-of-context"/>Socio cultural approaches and the primacy of context<text:bookmark-end text:name="socio-cultural-approaches-and-the-primacy-of-context"/></text:h>
      <text:p text:style-name="First_20_paragraph">This focus on the environment and context is in line with social and cultural lines of research. Socio-cultural research and perspectives can be broadly described as…<text:reference-mark-start text:name="ZOTERO_ITEM CSL_CITATION {&quot;citationID&quot;:&quot;kuuxfith&quot;,&quot;properties&quot;:{&quot;formattedCitation&quot;:&quot;(Barab et al., 2019)&quot;,&quot;plainCitation&quot;:&quot;(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Z1MdGfujU3"/>(Barab et al., 2019)<text:reference-mark-end text:name="ZOTERO_ITEM CSL_CITATION {&quot;citationID&quot;:&quot;kuuxfith&quot;,&quot;properties&quot;:{&quot;formattedCitation&quot;:&quot;(Barab et al., 2019)&quot;,&quot;plainCitation&quot;:&quot;(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Z1MdGfujU3"/></text:p>
      <text:p text:style-name="Preformatted_20_Text">A central assumption underlying</text:p>
      <text:p text:style-name="Preformatted_20_Text">this essay is that any abstraction of ‘content’ from its ecological functioning <text:s text:c="2"/>(e.g., use within a particular situation) is likely to undermine its perceived value for any situation (Bransford, Brown, &amp; Cocking, 2000; Nathan, 2012) or</text:p>
      <text:p text:style-name="Preformatted_20_Text">the learners’ belief that they are likely to do something meaningful with that which they are learning.</text:p>
      <text:p text:style-name="First_20_paragraph">This primacy of context described above underlies much of the social turn of educational and psychological research.</text:p>
      <text:h text:style-name="Heading_20_3" text:outline-level="3"><text:bookmark-start text:name="context-and-generalisation-of-results"/>Context and Generalisation of results:<text:bookmark-end text:name="context-and-generalisation-of-results"/></text:h>
      <text:p text:style-name="First_20_paragraph">Barab and Squire <text:reference-mark-start text:name="ZOTERO_ITEM CSL_CITATION {&quot;citationID&quot;:&quot;pagduekd&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RaqdEq6oqS"/>(Barab and Squire, 2004)<text:reference-mark-end text:name="ZOTERO_ITEM CSL_CITATION {&quot;citationID&quot;:&quot;pagduekd&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RaqdEq6oqS"/> describe the messiness of design-based research and that this creates a challenge to the researcher of how to present results in a coherent way which is of use to other practitioners. There is a tension between sticking closely to the context of the <text:soft-page-break/>research and the concrete specifics or stepping back to generalise and being lost in abstraction.</text:p>
      <text:p text:style-name="Text_20_body">This context of this research, which is x,</text:p>
      <text:h text:style-name="Heading_20_3" text:outline-level="3"><text:bookmark-start text:name="utility-of-research"/>Utility of research:<text:bookmark-end text:name="utility-of-research"/></text:h>
      <text:p text:style-name="First_20_paragraph">While the concept of utility is slippery their is an increasing stream of research work which places the researcher as an agent of change in a complex world where the need for systemic change is apparent and urgent.</text:p>
      <text:h text:style-name="Heading_20_3" text:outline-level="3"><text:bookmark-start text:name="justification-of-choice-esp-compared-to-contructionism"/>Justification of choice (esp compared to contructionism)<text:bookmark-end text:name="justification-of-choice-esp-compared-to-contructionism"/></text:h>
      <text:p text:style-name="First_20_paragraph">Much of the foundational literature on game making focuses on personal dimensions of learning (Harel and Papert, 1991; Kafai and Burke, 2015; Kafai and Resnick, 1996). They draw on Papert’s constructionist approach which extends a piagetian take to propose that construction of personal knowledge happens best where learners can experiment and manipulate <text:reference-mark-start text:name="ZOTERO_ITEM CSL_CITATION {&quot;citationID&quot;:&quot;zhunukxh&quot;,&quot;properties&quot;:{&quot;formattedCitation&quot;:&quot;(Ackermann, 2001)&quot;,&quot;plainCitation&quot;:&quot;(Ackermann, 2001)&quot;,&quot;noteIndex&quot;:0},&quot;citationItems&quot;:[{&quot;id&quot;:1130,&quot;uris&quot;:[&quot;http://zotero.org/users/1913249/items/CQ9J9SHQ&quot;,[&quot;http://zotero.org/users/1913249/items/CQ9J9SHQ&quot;]],&quot;itemData&quot;:{&quot;id&quot;:1130,&quot;type&quot;:&quot;article-journal&quot;,&quot;container-title&quot;:&quot;Future of learning group publication&quot;,&quot;issue&quot;:&quot;3&quot;,&quot;page&quot;:&quot;438&quot;,&quot;source&quot;:&quot;Google Scholar&quot;,&quot;title&quot;:&quot;Piaget’s constructivism, Papert’s constructionism: What’s the difference&quot;,&quot;title-short&quot;:&quot;Piaget’s constructivism, Papert’s constructionism&quot;,&quot;URL&quot;:&quot;http://lovettresourcenetwork.wiki.lovett.org/file/view/EA.Piaget+_+Papert.pdf&quot;,&quot;volume&quot;:&quot;5&quot;,&quot;author&quot;:[{&quot;family&quot;:&quot;Ackermann&quot;,&quot;given&quot;:&quot;Edith&quot;}],&quot;accessed&quot;:{&quot;date-parts&quot;:[[&quot;2015&quot;,3,17]]},&quot;issued&quot;:{&quot;date-parts&quot;:[[&quot;2001&quot;]]},&quot;citation-key&quot;:&quot;ackermann_piagets_2001&quot;},&quot;prefix&quot;:&quot;&quot;,&quot;suffix&quot;:&quot;&quot;}],&quot;schema&quot;:&quot;https://github.com/citation-style-language/schema/raw/master/csl-citation.json&quot;} RNDVW4nu3acDs"/>(Ackermann, 2001)<text:reference-mark-end text:name="ZOTERO_ITEM CSL_CITATION {&quot;citationID&quot;:&quot;zhunukxh&quot;,&quot;properties&quot;:{&quot;formattedCitation&quot;:&quot;(Ackermann, 2001)&quot;,&quot;plainCitation&quot;:&quot;(Ackermann, 2001)&quot;,&quot;noteIndex&quot;:0},&quot;citationItems&quot;:[{&quot;id&quot;:1130,&quot;uris&quot;:[&quot;http://zotero.org/users/1913249/items/CQ9J9SHQ&quot;,[&quot;http://zotero.org/users/1913249/items/CQ9J9SHQ&quot;]],&quot;itemData&quot;:{&quot;id&quot;:1130,&quot;type&quot;:&quot;article-journal&quot;,&quot;container-title&quot;:&quot;Future of learning group publication&quot;,&quot;issue&quot;:&quot;3&quot;,&quot;page&quot;:&quot;438&quot;,&quot;source&quot;:&quot;Google Scholar&quot;,&quot;title&quot;:&quot;Piaget’s constructivism, Papert’s constructionism: What’s the difference&quot;,&quot;title-short&quot;:&quot;Piaget’s constructivism, Papert’s constructionism&quot;,&quot;URL&quot;:&quot;http://lovettresourcenetwork.wiki.lovett.org/file/view/EA.Piaget+_+Papert.pdf&quot;,&quot;volume&quot;:&quot;5&quot;,&quot;author&quot;:[{&quot;family&quot;:&quot;Ackermann&quot;,&quot;given&quot;:&quot;Edith&quot;}],&quot;accessed&quot;:{&quot;date-parts&quot;:[[&quot;2015&quot;,3,17]]},&quot;issued&quot;:{&quot;date-parts&quot;:[[&quot;2001&quot;]]},&quot;citation-key&quot;:&quot;ackermann_piagets_2001&quot;},&quot;prefix&quot;:&quot;&quot;,&quot;suffix&quot;:&quot;&quot;}],&quot;schema&quot;:&quot;https://github.com/citation-style-language/schema/raw/master/csl-citation.json&quot;} RNDVW4nu3acDs"/> . Such a focus on individual learning is problematic from perspective of sociocultural approaches due to a tendency to ignore both contextual factors influencing the learning setting and the evolving use of resources, processes and shared understandings by emergent communities of learners oloughlin_rethinking_1992</text:p>
      <text:p text:style-name="Text_20_body">While noting the focus “individualist” approach of many studies from constructionist researchers, <text:reference-mark-start text:name="ZOTERO_ITEM CSL_CITATION {&quot;citationID&quot;:&quot;jbalbgzx&quot;,&quot;properties&quot;:{&quot;formattedCitation&quot;:&quot;(Barab and Duffy, 2000)&quot;,&quot;plainCitation&quot;:&quot;(Barab and Duffy, 2000)&quot;,&quot;noteIndex&quot;:0},&quot;citationItems&quot;:[{&quot;id&quot;:8887,&quot;uris&quot;:[&quot;http://zotero.org/users/1913249/items/5CMXCW62&quot;,[&quot;http://zotero.org/users/1913249/items/5CMXCW62&quot;]],&quot;itemData&quot;:{&quot;id&quot;:8887,&quot;type&quot;:&quot;chapter&quot;,&quot;abstract&quot;:&quot;Explores the implications of 2 views of situativity for architecting learning environments. This chapter begins with an examination of the movement from a representational view of learning to a situated perspective. Next, the authors examine the psychological perspective of situativity theories in some detail, considering the theoretical underpinnings, distinctions between this perspective and the anthropological perspective, the learning environments associated with this framework, and the key principles for the design of learning environments (practice fields) associated with this group of situativity theories. The authors then turn to the anthropological perspective and consider how this perspective encompasses and enriches the psychological perspective and significantly complicates the design of learning environments. Three characteristics of communities of practice are proposed that extend beyond those features typically found in psychologically based designs for learning. Finally, several examples of learning environments that purport to reflect the anthropological perspective on situativity are examined. (PsycInfo Database Record (c) 2022 APA, all rights reserved)&quot;,&quot;container-title&quot;:&quot;Theoretical foundations of learning environments&quot;,&quot;event-place&quot;:&quot;Mahwah, NJ, US&quot;,&quot;ISBN&quot;:&quot;978-0-8058-3215-0&quot;,&quot;page&quot;:&quot;25-55&quot;,&quot;publisher&quot;:&quot;Lawrence Erlbaum Associates Publishers&quot;,&quot;publisher-place&quot;:&quot;Mahwah, NJ, US&quot;,&quot;source&quot;:&quot;APA PsycNet&quot;,&quot;title&quot;:&quot;From practice fields to communities of practice&quot;,&quot;author&quot;:[{&quot;family&quot;:&quot;Barab&quot;,&quot;given&quot;:&quot;Sasha A.&quot;},{&quot;family&quot;:&quot;Duffy&quot;,&quot;given&quot;:&quot;Thomas M.&quot;}],&quot;issued&quot;:{&quot;date-parts&quot;:[[&quot;2000&quot;]]},&quot;citation-key&quot;:&quot;barab_practice_2000&quot;},&quot;prefix&quot;:&quot;&quot;,&quot;suffix&quot;:&quot;&quot;}],&quot;schema&quot;:&quot;https://github.com/citation-style-language/schema/raw/master/csl-citation.json&quot;} RNDbJ2xPkt0E5"/>(Barab and Duffy, 2000)<text:reference-mark-end text:name="ZOTERO_ITEM CSL_CITATION {&quot;citationID&quot;:&quot;jbalbgzx&quot;,&quot;properties&quot;:{&quot;formattedCitation&quot;:&quot;(Barab and Duffy, 2000)&quot;,&quot;plainCitation&quot;:&quot;(Barab and Duffy, 2000)&quot;,&quot;noteIndex&quot;:0},&quot;citationItems&quot;:[{&quot;id&quot;:8887,&quot;uris&quot;:[&quot;http://zotero.org/users/1913249/items/5CMXCW62&quot;,[&quot;http://zotero.org/users/1913249/items/5CMXCW62&quot;]],&quot;itemData&quot;:{&quot;id&quot;:8887,&quot;type&quot;:&quot;chapter&quot;,&quot;abstract&quot;:&quot;Explores the implications of 2 views of situativity for architecting learning environments. This chapter begins with an examination of the movement from a representational view of learning to a situated perspective. Next, the authors examine the psychological perspective of situativity theories in some detail, considering the theoretical underpinnings, distinctions between this perspective and the anthropological perspective, the learning environments associated with this framework, and the key principles for the design of learning environments (practice fields) associated with this group of situativity theories. The authors then turn to the anthropological perspective and consider how this perspective encompasses and enriches the psychological perspective and significantly complicates the design of learning environments. Three characteristics of communities of practice are proposed that extend beyond those features typically found in psychologically based designs for learning. Finally, several examples of learning environments that purport to reflect the anthropological perspective on situativity are examined. (PsycInfo Database Record (c) 2022 APA, all rights reserved)&quot;,&quot;container-title&quot;:&quot;Theoretical foundations of learning environments&quot;,&quot;event-place&quot;:&quot;Mahwah, NJ, US&quot;,&quot;ISBN&quot;:&quot;978-0-8058-3215-0&quot;,&quot;page&quot;:&quot;25-55&quot;,&quot;publisher&quot;:&quot;Lawrence Erlbaum Associates Publishers&quot;,&quot;publisher-place&quot;:&quot;Mahwah, NJ, US&quot;,&quot;source&quot;:&quot;APA PsycNet&quot;,&quot;title&quot;:&quot;From practice fields to communities of practice&quot;,&quot;author&quot;:[{&quot;family&quot;:&quot;Barab&quot;,&quot;given&quot;:&quot;Sasha A.&quot;},{&quot;family&quot;:&quot;Duffy&quot;,&quot;given&quot;:&quot;Thomas M.&quot;}],&quot;issued&quot;:{&quot;date-parts&quot;:[[&quot;2000&quot;]]},&quot;citation-key&quot;:&quot;barab_practice_2000&quot;},&quot;prefix&quot;:&quot;&quot;,&quot;suffix&quot;:&quot;&quot;}],&quot;schema&quot;:&quot;https://github.com/citation-style-language/schema/raw/master/csl-citation.json&quot;} RNDbJ2xPkt0E5"/>.</text:p>
      <text:p text:style-name="Text_20_body">The alignments noted by Barab between constructionist approach and apprenticeship also apply to DBR namely “learning occurs within a context of use, learning is frequently collaborative, learning as authentic, learning as inquiry-based not transmission-based” <text:reference-mark-start text:name="ZOTERO_ITEM CSL_CITATION {&quot;citationID&quot;:&quot;yyshtqjr&quot;,&quot;properties&quot;:{&quot;formattedCitation&quot;:&quot;(Hay and Barab, 2001)&quot;,&quot;plainCitation&quot;:&quot;(Hay and Barab, 2001)&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prefix&quot;:&quot;&quot;,&quot;suffix&quot;:&quot;&quot;}],&quot;schema&quot;:&quot;https://github.com/citation-style-language/schema/raw/master/csl-citation.json&quot;} RNDKPnNkZUg0a"/>(Hay and Barab, 2001)<text:reference-mark-end text:name="ZOTERO_ITEM CSL_CITATION {&quot;citationID&quot;:&quot;yyshtqjr&quot;,&quot;properties&quot;:{&quot;formattedCitation&quot;:&quot;(Hay and Barab, 2001)&quot;,&quot;plainCitation&quot;:&quot;(Hay and Barab, 2001)&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prefix&quot;:&quot;&quot;,&quot;suffix&quot;:&quot;&quot;}],&quot;schema&quot;:&quot;https://github.com/citation-style-language/schema/raw/master/csl-citation.json&quot;} RNDKPnNkZUg0a"/> p. 3. Thus the broad claims are in alignment with wider socio cultural approaches.</text:p>
      <text:p text:style-name="Text_20_body">Constructionism as a movement has done important work in creating design guidelines but much weaker as either an underlying theoretical or analytical framework.</text:p>
      <text:p text:style-name="Text_20_body">NOTE - THERE IS IMPORTANT WORK HERE ON AUTENTICITY- and the potential tensions with agency - ie if authenticity is working a the elbows of professionals, students have less ownership over the process. <text:reference-mark-start text:name="ZOTERO_ITEM CSL_CITATION {&quot;citationID&quot;:&quot;prwlykvr&quot;,&quot;properties&quot;:{&quot;formattedCitation&quot;:&quot;(Hay and Barab, 2001:34)&quot;,&quot;plainCitation&quot;:&quot;(Hay and Barab, 2001:34)&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4&quot;,&quot;prefix&quot;:&quot;&quot;}],&quot;schema&quot;:&quot;https://github.com/citation-style-language/schema/raw/master/csl-citation.json&quot;} RNDB7JZqGXU0b"/>(Hay and Barab, 2001:34)<text:reference-mark-end text:name="ZOTERO_ITEM CSL_CITATION {&quot;citationID&quot;:&quot;prwlykvr&quot;,&quot;properties&quot;:{&quot;formattedCitation&quot;:&quot;(Hay and Barab, 2001:34)&quot;,&quot;plainCitation&quot;:&quot;(Hay and Barab, 2001:34)&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4&quot;,&quot;prefix&quot;:&quot;&quot;}],&quot;schema&quot;:&quot;https://github.com/citation-style-language/schema/raw/master/csl-citation.json&quot;} RNDB7JZqGXU0b"/></text:p>
      <text:p text:style-name="Text_20_body">WHAT DOES BROADER FRAMEWORK OFFER?</text:p>
      <text:p text:style-name="Text_20_body">Cobb <text:reference-mark-start text:name="ZOTERO_ITEM CSL_CITATION {&quot;citationID&quot;:&quot;huhlfeho&quot;,&quot;properties&quot;:{&quot;formattedCitation&quot;:&quot;(1994)&quot;,&quot;plainCitation&quot;:&quot;(1994)&quot;,&quot;noteIndex&quot;:0},&quot;citationItems&quot;:[{&quot;id&quot;:3326,&quot;uris&quot;:[&quot;http://zotero.org/users/1913249/items/NA88VYVT&quot;,[&quot;http://zotero.org/users/1913249/items/NA88VYVT&quot;]],&quot;itemData&quot;:{&quot;id&quot;:3326,&quot;type&quot;:&quot;article-journal&quot;,&quot;container-title&quot;:&quot;Educational researcher&quot;,&quot;issue&quot;:&quot;7&quot;,&quot;page&quot;:&quot;13–20&quot;,&quot;title&quot;:&quot;Where is the mind? Constructivist and sociocultural perspectives on mathematical development&quot;,&quot;volume&quot;:&quot;23&quot;,&quot;author&quot;:[{&quot;family&quot;:&quot;Cobb&quot;,&quot;given&quot;:&quot;Paul&quot;}],&quot;issued&quot;:{&quot;date-parts&quot;:[[&quot;1994&quot;]]},&quot;citation-key&quot;:&quot;cobb_where_1994&quot;},&quot;suppress-author&quot;:true,&quot;prefix&quot;:&quot;&quot;,&quot;suffix&quot;:&quot;&quot;}],&quot;schema&quot;:&quot;https://github.com/citation-style-language/schema/raw/master/csl-citation.json&quot;} RNDsCVOiYYQVK"/>(1994)<text:reference-mark-end text:name="ZOTERO_ITEM CSL_CITATION {&quot;citationID&quot;:&quot;huhlfeho&quot;,&quot;properties&quot;:{&quot;formattedCitation&quot;:&quot;(1994)&quot;,&quot;plainCitation&quot;:&quot;(1994)&quot;,&quot;noteIndex&quot;:0},&quot;citationItems&quot;:[{&quot;id&quot;:3326,&quot;uris&quot;:[&quot;http://zotero.org/users/1913249/items/NA88VYVT&quot;,[&quot;http://zotero.org/users/1913249/items/NA88VYVT&quot;]],&quot;itemData&quot;:{&quot;id&quot;:3326,&quot;type&quot;:&quot;article-journal&quot;,&quot;container-title&quot;:&quot;Educational researcher&quot;,&quot;issue&quot;:&quot;7&quot;,&quot;page&quot;:&quot;13–20&quot;,&quot;title&quot;:&quot;Where is the mind? Constructivist and sociocultural perspectives on mathematical development&quot;,&quot;volume&quot;:&quot;23&quot;,&quot;author&quot;:[{&quot;family&quot;:&quot;Cobb&quot;,&quot;given&quot;:&quot;Paul&quot;}],&quot;issued&quot;:{&quot;date-parts&quot;:[[&quot;1994&quot;]]},&quot;citation-key&quot;:&quot;cobb_where_1994&quot;},&quot;suppress-author&quot;:true,&quot;prefix&quot;:&quot;&quot;,&quot;suffix&quot;:&quot;&quot;}],&quot;schema&quot;:&quot;https://github.com/citation-style-language/schema/raw/master/csl-citation.json&quot;} RNDsCVOiYYQVK"/> identifies two broad schools of constructivism, one focusing more on individual cognitive processes which follows the work of Piaget and the other drawing on the academic lineage of Vygotsky which locates knowledge formation as a cultural activity.</text:p>
      <text:p text:style-name="Text_20_body"/>
      <text:p text:style-name="Text_20_body">As my study seeks to address cultural factors which act as barriers to participation in digital making, it requires a method of research which allows the detailed description and evaluation of complex, emergent learning environments.</text:p>
      <text:p text:style-name="Text_20_body">There are a range of valid methodological approaches suited to this study. These include participatory design Muller, 2007), ethnography and guided participation, communities of practice , Activity Theory .<text:line-break/></text:p>
      <text:p text:style-name="Text_20_body">I have chosen to use activity theory as a base for the the theoretical framework of this study and to supplement it with the technique of design-based research. I also draw on the work of Rogoff and the use of three planes of activity to analyse complex community actions. </text:p>
      <text:p text:style-name="Text_20_body">Barab and Squire <text:reference-mark-start text:name="ZOTERO_ITEM CSL_CITATION {&quot;citationID&quot;:&quot;jtjhgpgd&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mGBb6xI0jN"/>(Barab and Squire, 2004)<text:reference-mark-end text:name="ZOTERO_ITEM CSL_CITATION {&quot;citationID&quot;:&quot;jtjhgpgd&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mGBb6xI0jN"/></text:p>
      <text:p text:style-name="Text_20_body"><text:soft-page-break/>For the focus of this study on developing game coding abilities particular aspects of importance are of understanding of the importance of context, and the ongoing development of cultural artefacts. NOTE - Thus in the next chapter particular attention is paid to the development of the artefacts and processes developed as part of the learning design.</text:p>
      <text:p text:style-name="Text_20_body">As we have seen in the literature review on game making, context is explored in the three main streams of research into tools and processes to support game coding namely: schools environments, professional contexts; and informal spaces.</text:p>
      <text:h text:style-name="Heading_20_2" text:outline-level="2"><text:bookmark-start text:name="conceptualising-activity-in-this-learning-design"/>Conceptualising activity in this learning design<text:bookmark-end text:name="conceptualising-activity-in-this-learning-design"/></text:h>
      <text:p text:style-name="First_20_paragraph">This section examines the use of activity theory to examine the data and help conceptualise the learning environment and processes.</text:p>
      <text:p text:style-name="Text_20_body">NOTE - for similar work see <text:reference-mark-start text:name="ZOTERO_ITEM CSL_CITATION {&quot;citationID&quot;:&quot;gutrzqtc&quot;,&quot;properties&quot;:{&quot;formattedCitation&quot;:&quot;(Barab, Barnett, Yamagata-Lynch, et al., 2002)&quot;,&quot;plainCitation&quot;:&quot;(Barab, Barnett, Yamagata-Lynch,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eY1RIcXTFl"/>(Barab, Barnett, Yamagata-Lynch, et al., 2002)<text:reference-mark-end text:name="ZOTERO_ITEM CSL_CITATION {&quot;citationID&quot;:&quot;gutrzqtc&quot;,&quot;properties&quot;:{&quot;formattedCitation&quot;:&quot;(Barab, Barnett, Yamagata-Lynch, et al., 2002)&quot;,&quot;plainCitation&quot;:&quot;(Barab, Barnett, Yamagata-Lynch,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eY1RIcXTFl"/></text:p>
      <text:h text:style-name="Heading_20_3" text:outline-level="3"><text:bookmark-start text:name="levels-of-abstraction-in-activity-theory"/>Levels of Abstraction in Activity Theory<text:bookmark-end text:name="levels-of-abstraction-in-activity-theory"/></text:h>
      <text:p text:style-name="First_20_paragraph">The educational activity can be seen as different scopes of activity.</text:p>
      <text:list text:style-name="L18">
        <text:list-item>
          <text:p text:style-name="P21">wider education</text:p>
        </text:list-item>
        <text:list-item>
          <text:p text:style-name="P21">guided activity</text:p>
        </text:list-item>
        <text:list-item>
          <text:p text:style-name="P21">specific actions and operations.</text:p>
        </text:list-item>
      </text:list>
      <text:p text:style-name="First_20_paragraph">While game making can be seen superficially as the primary activity,</text:p>
      <text:p text:style-name="Text_20_body">OTHER RESEARCHERS ARGUE?? I argue that a narrower objectives most vital unit of activity for participants.</text:p>
      <text:h text:style-name="Heading_20_4" text:outline-level="4"><text:bookmark-start text:name="choosing-smaller-units-of-analysis"/>Choosing smaller units of analysis<text:bookmark-end text:name="choosing-smaller-units-of-analysis"/></text:h>
      <text:p text:style-name="First_20_paragraph">Blunden makes a pragmatic proposal to use the project as they key unit of activity <text:reference-mark-start text:name="ZOTERO_ITEM CSL_CITATION {&quot;citationID&quot;:&quot;ezfxdzbw&quot;,&quot;properties&quot;:{&quot;formattedCitation&quot;:&quot;(2010, 2014)&quot;,&quot;plainCitation&quot;:&quot;(2010, 2014)&quot;,&quot;noteIndex&quot;:0},&quot;citationItems&quot;:[{&quot;id&quot;:3103,&quot;uris&quot;:[&quot;http://zotero.org/users/1913249/items/FF8IYRGL&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suppress-author&quot;:true,&quot;prefix&quot;:&quot;&quot;,&quot;suffix&quot;:&quot;&quot;},{&quot;id&quot;:3730,&quot;uris&quot;:[&quot;http://zotero.org/users/1913249/items/66N28Q52&quot;,[&quot;http://zotero.org/users/1913249/items/66N28Q52&quot;]],&quot;itemData&quot;:{&quot;id&quot;:3730,&quot;type&quot;:&quot;book&quot;,&quot;call-number&quot;:&quot;H62 .C5658 2014&quot;,&quot;collection-number&quot;:&quot;volume 66&quot;,&quot;collection-title&quot;:&quot;Studies in critical social sciences&quot;,&quot;event-place&quot;:&quot;Leiden ; Boston&quot;,&quot;ISBN&quot;:&quot;978-90-04-26121-1&quot;,&quot;language&quot;:&quot;en&quot;,&quot;number-of-pages&quot;:&quot;385&quot;,&quot;publisher&quot;:&quot;Brill&quot;,&quot;publisher-place&quot;:&quot;Leiden ; Boston&quot;,&quot;source&quot;:&quot;Library of Congress ISBN&quot;,&quot;title&quot;:&quot;Collaborative projects: an interdisciplinary study&quot;,&quot;title-short&quot;:&quot;Collaborative projects&quot;,&quot;editor&quot;:[{&quot;family&quot;:&quot;Blunden&quot;,&quot;given&quot;:&quot;Andy&quot;}],&quot;issued&quot;:{&quot;date-parts&quot;:[[&quot;2014&quot;]]},&quot;citation-key&quot;:&quot;blunden_collaborative_2014&quot;},&quot;suppress-author&quot;:true,&quot;prefix&quot;:&quot;&quot;,&quot;suffix&quot;:&quot;&quot;}],&quot;schema&quot;:&quot;https://github.com/citation-style-language/schema/raw/master/csl-citation.json&quot;} RNDtsTB8iZJqe"/>(2010, 2014)<text:reference-mark-end text:name="ZOTERO_ITEM CSL_CITATION {&quot;citationID&quot;:&quot;ezfxdzbw&quot;,&quot;properties&quot;:{&quot;formattedCitation&quot;:&quot;(2010, 2014)&quot;,&quot;plainCitation&quot;:&quot;(2010, 2014)&quot;,&quot;noteIndex&quot;:0},&quot;citationItems&quot;:[{&quot;id&quot;:3103,&quot;uris&quot;:[&quot;http://zotero.org/users/1913249/items/FF8IYRGL&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suppress-author&quot;:true,&quot;prefix&quot;:&quot;&quot;,&quot;suffix&quot;:&quot;&quot;},{&quot;id&quot;:3730,&quot;uris&quot;:[&quot;http://zotero.org/users/1913249/items/66N28Q52&quot;,[&quot;http://zotero.org/users/1913249/items/66N28Q52&quot;]],&quot;itemData&quot;:{&quot;id&quot;:3730,&quot;type&quot;:&quot;book&quot;,&quot;call-number&quot;:&quot;H62 .C5658 2014&quot;,&quot;collection-number&quot;:&quot;volume 66&quot;,&quot;collection-title&quot;:&quot;Studies in critical social sciences&quot;,&quot;event-place&quot;:&quot;Leiden ; Boston&quot;,&quot;ISBN&quot;:&quot;978-90-04-26121-1&quot;,&quot;language&quot;:&quot;en&quot;,&quot;number-of-pages&quot;:&quot;385&quot;,&quot;publisher&quot;:&quot;Brill&quot;,&quot;publisher-place&quot;:&quot;Leiden ; Boston&quot;,&quot;source&quot;:&quot;Library of Congress ISBN&quot;,&quot;title&quot;:&quot;Collaborative projects: an interdisciplinary study&quot;,&quot;title-short&quot;:&quot;Collaborative projects&quot;,&quot;editor&quot;:[{&quot;family&quot;:&quot;Blunden&quot;,&quot;given&quot;:&quot;Andy&quot;}],&quot;issued&quot;:{&quot;date-parts&quot;:[[&quot;2014&quot;]]},&quot;citation-key&quot;:&quot;blunden_collaborative_2014&quot;},&quot;suppress-author&quot;:true,&quot;prefix&quot;:&quot;&quot;,&quot;suffix&quot;:&quot;&quot;}],&quot;schema&quot;:&quot;https://github.com/citation-style-language/schema/raw/master/csl-citation.json&quot;} RNDtsTB8iZJqe"/></text:p>
      <text:p text:style-name="Text_20_body">There is a strong case to make for the sub-projects of implementing GDP as a key unit of analysis. Barab and colleagues justify smaller units in their study observing emerging practices in a technology rich learning environment <text:reference-mark-start text:name="ZOTERO_ITEM CSL_CITATION {&quot;citationID&quot;:&quot;oplrcnth&quot;,&quot;properties&quot;:{&quot;formattedCitation&quot;:&quot;(Barab, Barnett, Yamagata-Lynch, et al., 2002)&quot;,&quot;plainCitation&quot;:&quot;(Barab, Barnett, Yamagata-Lynch,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145aatyIhX"/>(Barab, Barnett, Yamagata-Lynch, et al., 2002)<text:reference-mark-end text:name="ZOTERO_ITEM CSL_CITATION {&quot;citationID&quot;:&quot;oplrcnth&quot;,&quot;properties&quot;:{&quot;formattedCitation&quot;:&quot;(Barab, Barnett, Yamagata-Lynch, et al., 2002)&quot;,&quot;plainCitation&quot;:&quot;(Barab, Barnett, Yamagata-Lynch,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145aatyIhX"/>.</text:p>
      <text:p text:style-name="P22">Activity, Actions and Operations</text:p>
      <text:p text:style-name="Text_20_body">MOVE TO ANALYSIS DISCUSSION SECTION OF THIS CHAPTER? Move summary of Activity, actions, operation (as per Barab here), link to GDP as a project / unity of activity. In the methodology chapter the concept of activity as a primary unit for analysis to research community activity was outlined.</text:p>
      <text:h text:style-name="Heading_20_3" text:outline-level="3"><text:bookmark-start text:name="the-role-of-contradictions-between-activity-system-elements"/>The role of contradictions between activity system elements<text:bookmark-end text:name="the-role-of-contradictions-between-activity-system-elements"/></text:h>
      <text:p text:style-name="P3">Engestrom <text:reference-mark-start text:name="ZOTERO_ITEM CSL_CITATION {&quot;citationID&quot;:&quot;vztxzrme&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tLOxxd1NID"/><text:span text:style-name="T2">(Engeström, 2001)</text:span><text:reference-mark-end text:name="ZOTERO_ITEM CSL_CITATION {&quot;citationID&quot;:&quot;vztxzrme&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tLOxxd1NID"/> explains the role of contradictions as build up of tensions between different elements of the activity system. His detailed analysis of work based activity identifies the role of contradictions in systems is the source of “change and development” [] </text:p>
      <text:p text:style-name="Text_20_body">While much of the literature focuses on larger systems of workplace analysis happening over years, the role of analysis of tensions in shorter interventions is also present in diverse research. <text:reference-mark-start text:name="ZOTERO_ITEM CSL_CITATION {&quot;citationID&quot;:&quot;gbqfqnzh&quot;,&quot;properties&quot;:{&quot;formattedCitation&quot;:&quot;(Barab, Barnett and Squire, 2002; Barab, Barnett, Yamagata-Lynch, et al., 2002)&quot;,&quot;plainCitation&quot;:&quot;(Barab, Barnett and Squire, 2002; Barab, Barnett, Yamagata-Lynch, et al., 2002)&quot;,&quot;noteIndex&quot;:0},&quot;citationItems&quot;:[{&quot;id&quot;:8897,&quot;uris&quot;:[&quot;http://zotero.org/users/1913249/items/AKJRWVIN&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fi5yVQf3BK"/>(Barab, Barnett and Squire, 2002; Barab, Barnett, Yamagata-Lynch, et al., 2002)<text:reference-mark-end text:name="ZOTERO_ITEM CSL_CITATION {&quot;citationID&quot;:&quot;gbqfqnzh&quot;,&quot;properties&quot;:{&quot;formattedCitation&quot;:&quot;(Barab, Barnett and Squire, 2002; Barab, Barnett, Yamagata-Lynch, et al., 2002)&quot;,&quot;plainCitation&quot;:&quot;(Barab, Barnett and Squire, 2002; Barab, Barnett, Yamagata-Lynch, et al., 2002)&quot;,&quot;noteIndex&quot;:0},&quot;citationItems&quot;:[{&quot;id&quot;:8897,&quot;uris&quot;:[&quot;http://zotero.org/users/1913249/items/AKJRWVIN&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fi5yVQf3BK"/></text:p>
      <text:p text:style-name="Text_20_body">Unresolved contradictions develop into impasses or conflicts. These can serve as more urgent motivational factor driving an agentic response from participants in disfunctional systems. In particular work by Sannino on agency from a chat perspective frames the potential of such conflicts positively as a source of activist transformation. The following section explores agency in more <text:soft-page-break/>detail.</text:p>
      <text:h text:style-name="Heading_20_2" text:outline-level="2"><text:bookmark-start text:name="conceptualising-agency"/>Conceptualising agency<text:bookmark-end text:name="conceptualising-agency"/></text:h>
      <text:p text:style-name="First_20_paragraph">DOES THIS NEED MOVING?. PERHAPS TO METHODOLOGY THIS WOULD THEN MAKE SENSE WHEN LOOKING AT TENSIONS / BLOCKAGES IN THE DESIGN CHAPTER.</text:p>
      <text:p text:style-name="Text_20_body">Cultural mediation via artefacts [cole], as a base.</text:p>
      <text:p text:style-name="Text_20_body">Look for tensions in ATs - and how learners overcome barriers or blockages.</text:p>
      <text:h text:style-name="Heading_20_3" text:outline-level="3"><text:bookmark-start text:name="on-agency-activity-theory-and-formative-interventions"/>On agency, activity theory and formative interventions<text:bookmark-end text:name="on-agency-activity-theory-and-formative-interventions"/></text:h>
      <text:p text:style-name="First_20_paragraph">Agency and autonomy have disputed, often inter-related definitions or are often ill defined in studies <text:reference-mark-start text:name="ZOTERO_ITEM CSL_CITATION {&quot;citationID&quot;:&quot;aipvgrmm&quot;,&quot;properties&quot;:{&quot;formattedCitation&quot;:&quot;(Huang and Benson, 2013; Matusov et al., 2016)&quot;,&quot;plainCitation&quot;:&quot;(Huang and Benson, 2013; Matusov et al., 2016)&quot;,&quot;noteIndex&quot;:0},&quot;citationItems&quot;:[{&quot;id&quot;:8822,&quot;uris&quot;:[&quot;http://zotero.org/users/1913249/items/PSMR8LFN&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uffix&quot;:&quot;&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YjVHbbbd4N"/>(Huang and Benson, 2013; Matusov et al., 2016)<text:reference-mark-end text:name="ZOTERO_ITEM CSL_CITATION {&quot;citationID&quot;:&quot;aipvgrmm&quot;,&quot;properties&quot;:{&quot;formattedCitation&quot;:&quot;(Huang and Benson, 2013; Matusov et al., 2016)&quot;,&quot;plainCitation&quot;:&quot;(Huang and Benson, 2013; Matusov et al., 2016)&quot;,&quot;noteIndex&quot;:0},&quot;citationItems&quot;:[{&quot;id&quot;:8822,&quot;uris&quot;:[&quot;http://zotero.org/users/1913249/items/PSMR8LFN&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uffix&quot;:&quot;&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YjVHbbbd4N"/>.</text:p>
      <text:p text:style-name="Text_20_body">Stetsenko places agency in a socio-cultural theory between conceptions of humans as chiefly individualistic or helpless bodies in wider cultural phenomenon<text:line-break/><text:reference-mark-start text:name="ZOTERO_ITEM CSL_CITATION {&quot;citationID&quot;:&quot;epqsitfx&quot;,&quot;properties&quot;:{&quot;formattedCitation&quot;:&quot;(Matusov et al., 2016; Stetsenko, 2020)&quot;,&quot;plainCitation&quot;:&quot;(Matusov et al., 2016; Stetsenko, 2020)&quot;,&quot;noteIndex&quot;:0},&quot;citationItems&quot;:[{&quot;id&quot;:8804,&quot;uris&quot;:[&quot;http://zotero.org/users/1913249/items/5CCZD7MI&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GmqxaRL1Nh"/>(Matusov et al., 2016; Stetsenko, 2020)<text:reference-mark-end text:name="ZOTERO_ITEM CSL_CITATION {&quot;citationID&quot;:&quot;epqsitfx&quot;,&quot;properties&quot;:{&quot;formattedCitation&quot;:&quot;(Matusov et al., 2016; Stetsenko, 2020)&quot;,&quot;plainCitation&quot;:&quot;(Matusov et al., 2016; Stetsenko, 2020)&quot;,&quot;noteIndex&quot;:0},&quot;citationItems&quot;:[{&quot;id&quot;:8804,&quot;uris&quot;:[&quot;http://zotero.org/users/1913249/items/5CCZD7MI&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GmqxaRL1Nh"/>. See also feminist reconceptualisations of autonomy as agency<text:reference-mark-start text:name="ZOTERO_ITEM CSL_CITATION {&quot;citationID&quot;:&quot;joprhuhi&quot;,&quot;properties&quot;:{&quot;formattedCitation&quot;:&quot;(Abrams, 1998)&quot;,&quot;plainCitation&quot;:&quot;(Abrams, 1998)&quot;,&quot;noteIndex&quot;:0},&quot;citationItems&quot;:[{&quot;id&quot;:8817,&quot;uris&quot;:[&quot;http://zotero.org/users/1913249/items/Q4F5PD4N&quot;,[&quot;http://zotero.org/users/1913249/items/Q4F5PD4N&quot;]],&quot;itemData&quot;:{&quot;id&quot;:8817,&quot;type&quot;:&quot;article-journal&quot;,&quot;container-title&quot;:&quot;William and Mary Law Review&quot;,&quot;issue&quot;:&quot;3&quot;,&quot;journalAbbreviation&quot;:&quot;Wm. &amp; Mary L. Rev.&quot;,&quot;language&quot;:&quot;eng&quot;,&quot;page&quot;:&quot;805-846&quot;,&quot;source&quot;:&quot;HeinOnline&quot;,&quot;title&quot;:&quot;From Autonomy to Agency: Feminist Perspectives on Self-Direction  Symposium: Reconstructing Liberalism&quot;,&quot;title-short&quot;:&quot;From Autonomy to Agency&quot;,&quot;URL&quot;:&quot;https://heinonline.org/HOL/P?h=hein.journals/wmlr40&amp;i=817&quot;,&quot;volume&quot;:&quot;40&quot;,&quot;author&quot;:[{&quot;family&quot;:&quot;Abrams&quot;,&quot;given&quot;:&quot;Kathryn&quot;}],&quot;accessed&quot;:{&quot;date-parts&quot;:[[&quot;2023&quot;,6,19]]},&quot;issued&quot;:{&quot;date-parts&quot;:[[&quot;1998&quot;]],&quot;season&quot;:&quot;1999&quot;},&quot;citation-key&quot;:&quot;abrams_autonomy_1998&quot;},&quot;prefix&quot;:&quot;&quot;,&quot;suffix&quot;:&quot;&quot;}],&quot;schema&quot;:&quot;https://github.com/citation-style-language/schema/raw/master/csl-citation.json&quot;} RNDtPEjTuQLkp"/>(Abrams, 1998)<text:reference-mark-end text:name="ZOTERO_ITEM CSL_CITATION {&quot;citationID&quot;:&quot;joprhuhi&quot;,&quot;properties&quot;:{&quot;formattedCitation&quot;:&quot;(Abrams, 1998)&quot;,&quot;plainCitation&quot;:&quot;(Abrams, 1998)&quot;,&quot;noteIndex&quot;:0},&quot;citationItems&quot;:[{&quot;id&quot;:8817,&quot;uris&quot;:[&quot;http://zotero.org/users/1913249/items/Q4F5PD4N&quot;,[&quot;http://zotero.org/users/1913249/items/Q4F5PD4N&quot;]],&quot;itemData&quot;:{&quot;id&quot;:8817,&quot;type&quot;:&quot;article-journal&quot;,&quot;container-title&quot;:&quot;William and Mary Law Review&quot;,&quot;issue&quot;:&quot;3&quot;,&quot;journalAbbreviation&quot;:&quot;Wm. &amp; Mary L. Rev.&quot;,&quot;language&quot;:&quot;eng&quot;,&quot;page&quot;:&quot;805-846&quot;,&quot;source&quot;:&quot;HeinOnline&quot;,&quot;title&quot;:&quot;From Autonomy to Agency: Feminist Perspectives on Self-Direction  Symposium: Reconstructing Liberalism&quot;,&quot;title-short&quot;:&quot;From Autonomy to Agency&quot;,&quot;URL&quot;:&quot;https://heinonline.org/HOL/P?h=hein.journals/wmlr40&amp;i=817&quot;,&quot;volume&quot;:&quot;40&quot;,&quot;author&quot;:[{&quot;family&quot;:&quot;Abrams&quot;,&quot;given&quot;:&quot;Kathryn&quot;}],&quot;accessed&quot;:{&quot;date-parts&quot;:[[&quot;2023&quot;,6,19]]},&quot;issued&quot;:{&quot;date-parts&quot;:[[&quot;1998&quot;]],&quot;season&quot;:&quot;1999&quot;},&quot;citation-key&quot;:&quot;abrams_autonomy_1998&quot;},&quot;prefix&quot;:&quot;&quot;,&quot;suffix&quot;:&quot;&quot;}],&quot;schema&quot;:&quot;https://github.com/citation-style-language/schema/raw/master/csl-citation.json&quot;} RNDtPEjTuQLkp"/>.</text:p>
      <text:p text:style-name="Text_20_body">Hopwood outlines three major grounded conceptions <text:reference-mark-start text:name="ZOTERO_ITEM CSL_CITATION {&quot;citationID&quot;:&quot;sdrjuyxw&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HkUBZhfVwR"/>(Hopwood, 2022)<text:reference-mark-end text:name="ZOTERO_ITEM CSL_CITATION {&quot;citationID&quot;:&quot;sdrjuyxw&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HkUBZhfVwR"/>, TAS, TADS and relational agency.</text:p>
      <text:p text:style-name="Text_20_body">Matusov and colleagues outline many forms of agency to educational concepts. <text:reference-mark-start text:name="ZOTERO_ITEM CSL_CITATION {&quot;citationID&quot;:&quot;hwmmwmhe&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VtgGxmrrkO"/>(Matusov et al., 2016)<text:reference-mark-end text:name="ZOTERO_ITEM CSL_CITATION {&quot;citationID&quot;:&quot;hwmmwmhe&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VtgGxmrrkO"/></text:p>
      <text:p text:style-name="Text_20_body">The concept of instrumental agency to aid learner control is also useful as a way to reduce friction in learning designs. This mreo limited conception of agency as a way of getting things done is an attractive concept in designing for learners by designing out obstacles.</text:p>
      <text:p text:style-name="Text_20_body">Matusov and colleagues also propose authorial agency <text:reference-mark-start text:name="ZOTERO_ITEM CSL_CITATION {&quot;citationID&quot;:&quot;ddjiyxqv&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9HCdcylpDS"/>(Matusov et al., 2016)<text:reference-mark-end text:name="ZOTERO_ITEM CSL_CITATION {&quot;citationID&quot;:&quot;ddjiyxqv&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9HCdcylpDS"/> as a useful concept - DEFINE - brining transformational agency within that perspective.</text:p>
      <text:p text:style-name="Text_20_body">The authors also note the nature of agency as situated in context. Thus we do not say learners have or lack agency, as it is not a learner property independent of context<text:reference-mark-start text:name="ZOTERO_ITEM CSL_CITATION {&quot;citationID&quot;:&quot;qjhiclyp&quot;,&quot;properties&quot;:{&quot;formattedCitation&quot;:&quot;(Nieminen et al., 2022)&quot;,&quot;plainCitation&quot;:&quot;(Nieminen et al., 2022)&quot;,&quot;noteIndex&quot;:0},&quot;citationItems&quot;:[{&quot;id&quot;:8838,&quot;uris&quot;:[&quot;http://zotero.org/users/1913249/items/P6DMUPY6&quot;,[&quot;http://zotero.org/users/1913249/items/P6DMUPY6&quot;]],&quot;itemData&quot;:{&quot;id&quot;:8838,&quot;type&quot;:&quot;article-journal&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container-title&quot;:&quot;Educational Studies in Mathematics&quot;,&quot;DOI&quot;:&quot;10.1007/s10649-021-10074-9&quot;,&quot;ISSN&quot;:&quot;1573-0816&quot;,&quot;issue&quot;:&quot;1&quot;,&quot;journalAbbreviation&quot;:&quot;Educ Stud Math&quot;,&quot;language&quot;:&quot;en&quot;,&quot;page&quot;:&quot;115-136&quot;,&quot;source&quot;:&quot;Springer Link&quot;,&quot;title&quot;:&quot;What affordances do open-ended real-life tasks offer for sharing student agency in collaborative problem-solving?&quot;,&quot;URL&quot;:&quot;https://doi.org/10.1007/s10649-021-10074-9&quot;,&quot;volume&quot;:&quot;109&quot;,&quot;author&quot;:[{&quot;family&quot;:&quot;Nieminen&quot;,&quot;given&quot;:&quot;Juuso Henrik&quot;},{&quot;family&quot;:&quot;Chan&quot;,&quot;given&quot;:&quot;Man Ching Esther&quot;},{&quot;family&quot;:&quot;Clarke&quot;,&quot;given&quot;:&quot;David&quot;}],&quot;accessed&quot;:{&quot;date-parts&quot;:[[&quot;2023&quot;,6,19]]},&quot;issued&quot;:{&quot;date-parts&quot;:[[&quot;2022&quot;,1,1]]},&quot;citation-key&quot;:&quot;nieminen_what_2022&quot;},&quot;prefix&quot;:&quot;&quot;,&quot;suffix&quot;:&quot;&quot;}],&quot;schema&quot;:&quot;https://github.com/citation-style-language/schema/raw/master/csl-citation.json&quot;} RNDgSIL3cgeEU"/>(Nieminen et al., 2022)<text:reference-mark-end text:name="ZOTERO_ITEM CSL_CITATION {&quot;citationID&quot;:&quot;qjhiclyp&quot;,&quot;properties&quot;:{&quot;formattedCitation&quot;:&quot;(Nieminen et al., 2022)&quot;,&quot;plainCitation&quot;:&quot;(Nieminen et al., 2022)&quot;,&quot;noteIndex&quot;:0},&quot;citationItems&quot;:[{&quot;id&quot;:8838,&quot;uris&quot;:[&quot;http://zotero.org/users/1913249/items/P6DMUPY6&quot;,[&quot;http://zotero.org/users/1913249/items/P6DMUPY6&quot;]],&quot;itemData&quot;:{&quot;id&quot;:8838,&quot;type&quot;:&quot;article-journal&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container-title&quot;:&quot;Educational Studies in Mathematics&quot;,&quot;DOI&quot;:&quot;10.1007/s10649-021-10074-9&quot;,&quot;ISSN&quot;:&quot;1573-0816&quot;,&quot;issue&quot;:&quot;1&quot;,&quot;journalAbbreviation&quot;:&quot;Educ Stud Math&quot;,&quot;language&quot;:&quot;en&quot;,&quot;page&quot;:&quot;115-136&quot;,&quot;source&quot;:&quot;Springer Link&quot;,&quot;title&quot;:&quot;What affordances do open-ended real-life tasks offer for sharing student agency in collaborative problem-solving?&quot;,&quot;URL&quot;:&quot;https://doi.org/10.1007/s10649-021-10074-9&quot;,&quot;volume&quot;:&quot;109&quot;,&quot;author&quot;:[{&quot;family&quot;:&quot;Nieminen&quot;,&quot;given&quot;:&quot;Juuso Henrik&quot;},{&quot;family&quot;:&quot;Chan&quot;,&quot;given&quot;:&quot;Man Ching Esther&quot;},{&quot;family&quot;:&quot;Clarke&quot;,&quot;given&quot;:&quot;David&quot;}],&quot;accessed&quot;:{&quot;date-parts&quot;:[[&quot;2023&quot;,6,19]]},&quot;issued&quot;:{&quot;date-parts&quot;:[[&quot;2022&quot;,1,1]]},&quot;citation-key&quot;:&quot;nieminen_what_2022&quot;},&quot;prefix&quot;:&quot;&quot;,&quot;suffix&quot;:&quot;&quot;}],&quot;schema&quot;:&quot;https://github.com/citation-style-language/schema/raw/master/csl-citation.json&quot;} RNDgSIL3cgeEU"/>.</text:p>
      <text:h text:style-name="Heading_20_3" text:outline-level="3"><text:bookmark-start text:name="on-double-stimulation-and-agency"/>On double stimulation and agency<text:bookmark-end text:name="on-double-stimulation-and-agency"/></text:h>
      <text:p text:style-name="First_20_paragraph">Conflicts and tensions between participant motives and different parts of activity system are sometimes revolved quickly through change, or remain more persistent and can be referred to as blockages.</text:p>
      <text:p text:style-name="Text_20_body">Double stimulation refers to the use of tools and processes to overcome such conflicts awareness of these tools and active use of them engenders agency <text:reference-mark-start text:name="ZOTERO_ITEM CSL_CITATION {&quot;citationID&quot;:&quot;lvkgisqz&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3hC8aNuioj"/>(Sannino, 2015)<text:reference-mark-end text:name="ZOTERO_ITEM CSL_CITATION {&quot;citationID&quot;:&quot;lvkgisqz&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3hC8aNuioj"/>. While many studies have examined the process in professional settings there is a paucity of study in the area of “student-centered contexts of learning” <text:reference-mark-start text:name="ZOTERO_ITEM CSL_CITATION {&quot;citationID&quot;:&quot;sblzsfmw&quot;,&quot;properties&quot;:{&quot;formattedCitation&quot;:&quot;(Isaac et al., 2021:93)&quot;,&quot;plainCitation&quot;:&quot;(Isaac et al., 2021: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1lAoVD1umd"/>(Isaac et al., 2021:93)<text:reference-mark-end text:name="ZOTERO_ITEM CSL_CITATION {&quot;citationID&quot;:&quot;sblzsfmw&quot;,&quot;properties&quot;:{&quot;formattedCitation&quot;:&quot;(Isaac et al., 2021:93)&quot;,&quot;plainCitation&quot;:&quot;(Isaac et al., 2021: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1lAoVD1umd"/>.</text:p>
      <text:p text:style-name="Text_20_body">Blockages caused by contradictions are also analysed the fields of design and HCI with an aim of revising designs to remove them <text:reference-mark-start text:name="ZOTERO_ITEM CSL_CITATION {&quot;citationID&quot;:&quot;urldppnp&quot;,&quot;properties&quot;:{&quot;formattedCitation&quot;:&quot;(Karanasios 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GjNGbJ2dmf"/>(Karanasios et al., 2021)<text:reference-mark-end text:name="ZOTERO_ITEM CSL_CITATION {&quot;citationID&quot;:&quot;urldppnp&quot;,&quot;properties&quot;:{&quot;formattedCitation&quot;:&quot;(Karanasios 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GjNGbJ2dmf"/>.</text:p>
      <text:h text:style-name="Heading_20_4" text:outline-level="4"><text:bookmark-start text:name="on-affordances-and-anchors"/>On affordances and anchors<text:bookmark-end text:name="on-affordances-and-anchors"/></text:h>
      <text:p text:style-name="First_20_paragraph">Other researchers have found the the scope and focus of affordances important to clarify <text:reference-mark-start text:name="ZOTERO_ITEM CSL_CITATION {&quot;citationID&quot;:&quot;vbcyemfv&quot;,&quot;properties&quot;:{&quot;formattedCitation&quot;:&quot;(Wolff-Piggott, 2016)&quot;,&quot;plainCitation&quot;:&quot;(Wolff-Piggott, 2016)&quot;,&quot;noteIndex&quot;:0},&quot;citationItems&quot;:[{&quot;id&quot;:8794,&quot;uris&quot;:[&quot;http://zotero.org/users/1913249/items/IJ22ZGNR&quot;,[&quot;http://zotero.org/users/1913249/items/IJ22ZGNR&quot;]],&quot;itemData&quot;:{&quot;id&quot;:8794,&quot;type&quot;:&quot;paper-conference&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source&quot;:&quot;ResearchGate&quot;,&quot;title&quot;:&quot;An activity theory approach to affordance actualisation in mHealth: The case of MomConnect&quot;,&quot;title-short&quot;:&quot;An activity theory approach to affordance actualisation in mHealth&quot;,&quot;author&quot;:[{&quot;family&quot;:&quot;Wolff-Piggott&quot;,&quot;given&quot;:&quot;Brendon&quot;}],&quot;issued&quot;:{&quot;date-parts&quot;:[[&quot;2016&quot;,6,1]]},&quot;citation-key&quot;:&quot;wolff-piggott_activity_2016-1&quot;},&quot;prefix&quot;:&quot;&quot;,&quot;suffix&quot;:&quot;&quot;}],&quot;schema&quot;:&quot;https://github.com/citation-style-language/schema/raw/master/csl-citation.json&quot;} RNDenpL9n0f9z"/>(Wolff-Piggott, 2016)<text:reference-mark-end text:name="ZOTERO_ITEM CSL_CITATION {&quot;citationID&quot;:&quot;vbcyemfv&quot;,&quot;properties&quot;:{&quot;formattedCitation&quot;:&quot;(Wolff-Piggott, 2016)&quot;,&quot;plainCitation&quot;:&quot;(Wolff-Piggott, 2016)&quot;,&quot;noteIndex&quot;:0},&quot;citationItems&quot;:[{&quot;id&quot;:8794,&quot;uris&quot;:[&quot;http://zotero.org/users/1913249/items/IJ22ZGNR&quot;,[&quot;http://zotero.org/users/1913249/items/IJ22ZGNR&quot;]],&quot;itemData&quot;:{&quot;id&quot;:8794,&quot;type&quot;:&quot;paper-conference&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source&quot;:&quot;ResearchGate&quot;,&quot;title&quot;:&quot;An activity theory approach to affordance actualisation in mHealth: The case of MomConnect&quot;,&quot;title-short&quot;:&quot;An activity theory approach to affordance actualisation in mHealth&quot;,&quot;author&quot;:[{&quot;family&quot;:&quot;Wolff-Piggott&quot;,&quot;given&quot;:&quot;Brendon&quot;}],&quot;issued&quot;:{&quot;date-parts&quot;:[[&quot;2016&quot;,6,1]]},&quot;citation-key&quot;:&quot;wolff-piggott_activity_2016-1&quot;},&quot;prefix&quot;:&quot;&quot;,&quot;suffix&quot;:&quot;&quot;}],&quot;schema&quot;:&quot;https://github.com/citation-style-language/schema/raw/master/csl-citation.json&quot;} RNDenpL9n0f9z"/>. Focus particularly in terms of who the affordance is for.</text:p>
      <text:p text:style-name="Text_20_body">Affordances have been misused, assigned magical properties, including agency of themselves [SUPPORT].</text:p>
      <text:p text:style-name="Text_20_body"><text:soft-page-break/>This study follows socio-cultural take that while objects have a forma of agency, affordances are not magic and become interesting to educators as part of activity stemming from human-initiated activity.</text:p>
      <text:p text:style-name="Text_20_body">Nardi and colleagues give an overview regrounding Gibson’s concept of affordances as action possibilities in line with activity theory concepts of mediated action <text:reference-mark-start text:name="ZOTERO_ITEM CSL_CITATION {&quot;citationID&quot;:&quot;viffpcru&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nGO56eQtrw"/>(Kaptelinin and Nardi, 2012)<text:reference-mark-end text:name="ZOTERO_ITEM CSL_CITATION {&quot;citationID&quot;:&quot;viffpcru&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nGO56eQtrw"/>. Their focus is primarily on individual action.</text:p>
      <text:p text:style-name="Text_20_body">While there is a The wealth of HCI literature in line with activity which discusses and applies concetps of affordances, the focus is often on the individual rather than on collective action <text:reference-mark-start text:name="ZOTERO_ITEM CSL_CITATION {&quot;citationID&quot;:&quot;ajjhtgqo&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qVnJ1liw6A"/>(Kaptelinin and Nardi, 2012)<text:reference-mark-end text:name="ZOTERO_ITEM CSL_CITATION {&quot;citationID&quot;:&quot;ajjhtgqo&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qVnJ1liw6A"/>.</text:p>
      <text:p text:style-name="P44">However, affordances are originally conceived of as part of activity, not separated from it <text:reference-mark-start text:name="ZOTERO_ITEM CSL_CITATION {&quot;citationID&quot;:&quot;qnkjsurd&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EVSRyo2x4C"/><text:span text:style-name="T2">(B\a erentsen and Trettvik, 2002)</text:span><text:reference-mark-end text:name="ZOTERO_ITEM CSL_CITATION {&quot;citationID&quot;:&quot;qnkjsurd&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EVSRyo2x4C"/>.</text:p>
      <text:p text:style-name="Text_20_body">NOTE - more on affordances here from Nardi</text:p>
      <text:p text:style-name="Text_20_body">Sannino augments the concept of transformative agency by double stimulation (TADS) with a metaphor of a sea vessel warping using kedging anchors.</text:p>
      <text:p text:style-name="Preformatted_20_Text">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Affordances in the learning design can be viewed in this frame as a catching point for these anchors <text:reference-mark-start text:name="ZOTERO_ITEM CSL_CITATION {&quot;citationID&quot;:&quot;grweirwq&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qRrZxWerZf"/>(Hopwood, 2022)<text:reference-mark-end text:name="ZOTERO_ITEM CSL_CITATION {&quot;citationID&quot;:&quot;grweirwq&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qRrZxWerZf"/>. An effective learning environment provides a sea bed with many rocks (affordances) for warping anchors (volitional acts of participant agency to transform learning) <text:reference-mark-start text:name="ZOTERO_ITEM CSL_CITATION {&quot;citationID&quot;:&quot;swotygyo&quot;,&quot;properties&quot;:{&quot;formattedCitation&quot;:&quot;(Aagaard et al., 2022)&quot;,&quot;plainCitation&quot;:&quot;(Aagaard et al., 2022)&quot;,&quot;noteIndex&quot;:0},&quot;citationItems&quot;:[{&quot;id&quot;:8791,&quot;uris&quot;:[&quot;http://zotero.org/users/1913249/items/GEDPYN8B&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uffix&quot;:&quot;&quot;}],&quot;schema&quot;:&quot;https://github.com/citation-style-language/schema/raw/master/csl-citation.json&quot;} RNDiHjZXWqYaY"/>(Aagaard et al., 2022)<text:reference-mark-end text:name="ZOTERO_ITEM CSL_CITATION {&quot;citationID&quot;:&quot;swotygyo&quot;,&quot;properties&quot;:{&quot;formattedCitation&quot;:&quot;(Aagaard et al., 2022)&quot;,&quot;plainCitation&quot;:&quot;(Aagaard et al., 2022)&quot;,&quot;noteIndex&quot;:0},&quot;citationItems&quot;:[{&quot;id&quot;:8791,&quot;uris&quot;:[&quot;http://zotero.org/users/1913249/items/GEDPYN8B&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uffix&quot;:&quot;&quot;}],&quot;schema&quot;:&quot;https://github.com/citation-style-language/schema/raw/master/csl-citation.json&quot;} RNDiHjZXWqYaY"/>.</text:p>
      <text:p text:style-name="Text_20_body">TADS and the associated metaphor of warping anchors is normally applied in settings of group action.</text:p>
      <text:h text:style-name="Heading_20_2" text:outline-level="2"><text:bookmark-start text:name="dbr-and-formative-interventions."/>DBR and formative interventions.<text:bookmark-end text:name="dbr-and-formative-interventions."/></text:h>
      <text:p text:style-name="First_20_paragraph">My own research in game making is an experimental approach to create a new learning design. I have worked with young learners, local families and undergraduate student helpers to evolve a game making design. A key driver of my research was to explore the potential to draw on family experience in learning activities by working with families to make games together.</text:p>
      <text:p text:style-name="Text_20_body">MOVE UP - MERGE I propose that this environment is a fertile research base to jointly create learning activities with a wider potential application. To facilitate this goal I have taken a design-based approach which acknowledges the importance of context in educational research <text:reference-mark-start text:name="ZOTERO_ITEM CSL_CITATION {&quot;citationID&quot;:&quot;iwpqtuug&quot;,&quot;properties&quot;:{&quot;formattedCitation&quot;:&quot;(Brown, 1992)&quot;,&quot;plainCitation&quot;:&quot;(Brown, 1992)&quot;,&quot;noteIndex&quot;:0},&quot;citationItems&quot;:[{&quot;id&quot;:3762,&quot;uris&quot;:[&quot;http://zotero.org/users/1913249/items/CGB9FPCD&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4ubaxNUJMM"/>(Brown, 1992)<text:reference-mark-end text:name="ZOTERO_ITEM CSL_CITATION {&quot;citationID&quot;:&quot;iwpqtuug&quot;,&quot;properties&quot;:{&quot;formattedCitation&quot;:&quot;(Brown, 1992)&quot;,&quot;plainCitation&quot;:&quot;(Brown, 1992)&quot;,&quot;noteIndex&quot;:0},&quot;citationItems&quot;:[{&quot;id&quot;:3762,&quot;uris&quot;:[&quot;http://zotero.org/users/1913249/items/CGB9FPCD&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4ubaxNUJMM"/>.</text:p>
      <text:h text:style-name="Heading_20_4" text:outline-level="4"><text:bookmark-start text:name="agreeing-terminology"/>Agreeing terminology<text:bookmark-end text:name="agreeing-terminology"/></text:h>
      <text:p text:style-name="First_20_paragraph">Returning to the varied form of DBR / CHAT / Formative , I need to pick a terminology name.</text:p>
      <text:p text:style-name="Text_20_body">Penuel <text:reference-mark-start text:name="ZOTERO_ITEM CSL_CITATION {&quot;citationID&quot;:&quot;qodpasnv&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ZX2mqmZVnl"/>(2014)<text:reference-mark-end text:name="ZOTERO_ITEM CSL_CITATION {&quot;citationID&quot;:&quot;qodpasnv&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ZX2mqmZVnl"/> chooses formative interventions as a suitable term, which is valid within CHAT circles.</text:p>
      <text:h text:style-name="Heading_20_3" text:outline-level="3"><text:bookmark-start text:name="design-based-research-and-formative-intervention-studies-within-educational-field"/><text:soft-page-break/>Design-based research and formative intervention studies within educational field<text:bookmark-end text:name="design-based-research-and-formative-intervention-studies-within-educational-field"/></text:h>
      <text:p text:style-name="First_20_paragraph">Design based research is a varied discipline which can take a multitude of forms <text:reference-mark-start text:name="ZOTERO_ITEM CSL_CITATION {&quot;citationID&quot;:&quot;kgkasovp&quot;,&quot;properties&quot;:{&quot;formattedCitation&quot;:&quot;(McKenney and Reeves, 2021)&quot;,&quot;plainCitation&quot;:&quot;(McKenney and Reeves, 2021)&quot;,&quot;noteIndex&quot;:0},&quot;citationItems&quot;:[{&quot;id&quot;:3910,&quot;uris&quot;:[&quot;http://zotero.org/users/1913249/items/IWREULVT&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gqi0EvAB7G"/>(McKenney and Reeves, 2021)<text:reference-mark-end text:name="ZOTERO_ITEM CSL_CITATION {&quot;citationID&quot;:&quot;kgkasovp&quot;,&quot;properties&quot;:{&quot;formattedCitation&quot;:&quot;(McKenney and Reeves, 2021)&quot;,&quot;plainCitation&quot;:&quot;(McKenney and Reeves, 2021)&quot;,&quot;noteIndex&quot;:0},&quot;citationItems&quot;:[{&quot;id&quot;:3910,&quot;uris&quot;:[&quot;http://zotero.org/users/1913249/items/IWREULVT&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gqi0EvAB7G"/>. The core elements include: research as an intervention, iteration, involvement of participants in the evolution of designs, and a flexibility of research outcome based on how events unfold <text:reference-mark-start text:name="ZOTERO_ITEM CSL_CITATION {&quot;citationID&quot;:&quot;ytmlwyyx&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1ZYaMRH5li"/>(Easterday et al., 2014)<text:reference-mark-end text:name="ZOTERO_ITEM CSL_CITATION {&quot;citationID&quot;:&quot;ytmlwyyx&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1ZYaMRH5li"/>.</text:p>
      <text:p text:style-name="Text_20_body">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citationID&quot;:&quot;lutxgtzi&quot;,&quot;properties&quot;:{&quot;formattedCitation&quot;:&quot;(Cobb et al., 2003)&quot;,&quot;plainCitation&quot;:&quot;(Cobb et al., 2003)&quot;,&quot;noteIndex&quot;:0},&quot;citationItems&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YJl3G7tK0M"/>(Cobb et al., 2003)<text:reference-mark-end text:name="ZOTERO_ITEM CSL_CITATION {&quot;citationID&quot;:&quot;lutxgtzi&quot;,&quot;properties&quot;:{&quot;formattedCitation&quot;:&quot;(Cobb et al., 2003)&quot;,&quot;plainCitation&quot;:&quot;(Cobb et al., 2003)&quot;,&quot;noteIndex&quot;:0},&quot;citationItems&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YJl3G7tK0M"/>.</text:p>
      <text:p text:style-name="P22">Early limits of DBR</text:p>
      <text:p text:style-name="Text_20_body">Critique of DBR often stems from limits in application. For example, the context of experiments, particularly viewing the classroom as a controlled environment <text:reference-mark-start text:name="ZOTERO_ITEM CSL_CITATION {&quot;citationID&quot;:&quot;pwcjfqpr&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sR3J9gK8mR"/>(Cole and Packer, 2016)<text:reference-mark-end text:name="ZOTERO_ITEM CSL_CITATION {&quot;citationID&quot;:&quot;pwcjfqpr&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sR3J9gK8mR"/>. In addition, lack of adaptability and mutuality in terms of taking on board the suggested adaptations of learners.</text:p>
      <text:p text:style-name="Text_20_body">Another poported principle of design-based research - is that research participants also influence the ongoing design of the research <text:reference-mark-start text:name="ZOTERO_ITEM CSL_CITATION {&quot;citationID&quot;:&quot;uxyelmuq&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TxwnuWcM69"/>(Cobb et al., 2003; Barab et al., 2004; Downing-Wilson et al., 2011)<text:reference-mark-end text:name="ZOTERO_ITEM CSL_CITATION {&quot;citationID&quot;:&quot;uxyelmuq&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TxwnuWcM69"/>.</text:p>
      <text:p text:style-name="Text_20_body">However in application this varies not a key part of all definitions <text:reference-mark-start text:name="ZOTERO_ITEM CSL_CITATION {&quot;citationID&quot;:&quot;dwqsyehe&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jp4KBigLMP"/>(Easterday et al., 2014)<text:reference-mark-end text:name="ZOTERO_ITEM CSL_CITATION {&quot;citationID&quot;:&quot;dwqsyehe&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jp4KBigLMP"/>.</text:p>
      <text:p text:style-name="Text_20_body">Adatations including mutual appropriation from Cole’s work and formative interventions from Engeström’s work</text:p>
      <text:p text:style-name="P44">Later work on DBR applied from a CHAT perspective has addressed limitations in this methodology <text:reference-mark-start text:name="ZOTERO_ITEM CSL_CITATION {&quot;citationID&quot;:&quot;qxcpbkml&quot;,&quot;properties&quot;:{&quot;formattedCitation&quot;:&quot;(O\\uc0\\u8217{}Neill, 2016)&quot;,&quot;plainCitation&quot;:&quot;(O’Neill, 2016)&quot;,&quot;noteIndex&quot;:0},&quot;citationItems&quot;:[{&quot;id&quot;:8870,&quot;uris&quot;:[&quot;http://zotero.org/users/1913249/items/BI3KEAVE&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IIwtFAuIE5"/><text:span text:style-name="T2">(O’Neill, 2016)</text:span><text:reference-mark-end text:name="ZOTERO_ITEM CSL_CITATION {&quot;citationID&quot;:&quot;qxcpbkml&quot;,&quot;properties&quot;:{&quot;formattedCitation&quot;:&quot;(O\\uc0\\u8217{}Neill, 2016)&quot;,&quot;plainCitation&quot;:&quot;(O’Neill, 2016)&quot;,&quot;noteIndex&quot;:0},&quot;citationItems&quot;:[{&quot;id&quot;:8870,&quot;uris&quot;:[&quot;http://zotero.org/users/1913249/items/BI3KEAVE&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IIwtFAuIE5"/>.</text:p>
      <text:p text:style-name="Text_20_body">Cakir and colleagues <text:reference-mark-start text:name="ZOTERO_ITEM CSL_CITATION {&quot;citationID&quot;:&quot;zanfrsix&quot;,&quot;properties&quot;:{&quot;formattedCitation&quot;:&quot;(2022)&quot;,&quot;plainCitation&quot;:&quot;(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yntVLepuHL"/>(2022)<text:reference-mark-end text:name="ZOTERO_ITEM CSL_CITATION {&quot;citationID&quot;:&quot;zanfrsix&quot;,&quot;properties&quot;:{&quot;formattedCitation&quot;:&quot;(2022)&quot;,&quot;plainCitation&quot;:&quot;(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yntVLepuHL"/> note the move of DBR to move</text:p>
      <text:p text:style-name="Text_20_body">Rajala an Cole echo limits <text:reference-mark-start text:name="ZOTERO_ITEM CSL_CITATION {&quot;citationID&quot;:&quot;hvepbceg&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576ljvCtPt"/>(Rajala et al., 2023)<text:reference-mark-end text:name="ZOTERO_ITEM CSL_CITATION {&quot;citationID&quot;:&quot;hvepbceg&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576ljvCtPt"/> and argues for the use of FoK in design experiments in the form of funds of identity (FoI).</text:p>
      <text:p text:style-name="Text_20_body">NOTE - can the identity objects here be likened to the creation of artefacts in the game making process in chapter 5.</text:p>
      <text:p text:style-name="P22">Expansive learning - and formative intervention</text:p>
      <text:p text:style-name="Text_20_body">Work on agency in change labs useful.</text:p>
      <text:p text:style-name="Text_20_body">This methdology applies this to a smaller domain, but with potential to expand into wider informal education for future studies.</text:p>
      <text:p text:style-name="Text_20_body">Very briefly outline the role of the germ cell in rising to the concrete and thus expanding learning <text:reference-mark-start text:name="ZOTERO_ITEM CSL_CITATION {&quot;citationID&quot;:&quot;epmvynps&quot;,&quot;properties&quot;:{&quot;formattedCitation&quot;:&quot;(Sannino et al., 2016)&quot;,&quot;plainCitation&quot;:&quot;(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DONLMgncFP"/>(Sannino et al., 2016)<text:reference-mark-end text:name="ZOTERO_ITEM CSL_CITATION {&quot;citationID&quot;:&quot;epmvynps&quot;,&quot;properties&quot;:{&quot;formattedCitation&quot;:&quot;(Sannino et al., 2016)&quot;,&quot;plainCitation&quot;:&quot;(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DONLMgncFP"/></text:p>
      <text:p text:style-name="Text_20_body">INSERT LATER REFENCES IN GDP CHAPTER AND FUTURE WORK DISCUSSION</text:p>
      <text:p text:style-name="Text_20_body">While, this study does not take a strong position on formative intervention / DBR, it is broadly aligned with the need to take into account learner-initiated innovation and the importance of broader contexts.</text:p>
      <text:p text:style-name="Text_20_body">Designed systems: Learning environments are designed systems; be they existing systems like that of the classroom, or newly designed systems <text:reference-mark-start text:name="ZOTERO_ITEM CSL_CITATION {&quot;citationID&quot;:&quot;hrqlgsif&quot;,&quot;properties&quot;:{&quot;formattedCitation&quot;:&quot;(Cole and Packer, 2016; Barab et al., 2019)&quot;,&quot;plainCitation&quot;:&quot;(Cole and Packer, 2016; 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61Bl3cop4F"/>(Cole and Packer, 2016; Barab et al., 2019)<text:reference-mark-end text:name="ZOTERO_ITEM CSL_CITATION {&quot;citationID&quot;:&quot;hrqlgsif&quot;,&quot;properties&quot;:{&quot;formattedCitation&quot;:&quot;(Cole and Packer, 2016; Barab et al., 2019)&quot;,&quot;plainCitation&quot;:&quot;(Cole and Packer, 2016; 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61Bl3cop4F"/>.</text:p>
      <text:h text:style-name="Heading_20_3" text:outline-level="3"><text:bookmark-start text:name="formative-interventions-case-studies"/><text:soft-page-break/>Formative Interventions Case Studies<text:bookmark-end text:name="formative-interventions-case-studies"/></text:h>
      <text:p text:style-name="P2">More On Formative Interventions</text:p>
      <text:p text:style-name="P44">One of the most striking set of practical techniques are those used in Engeström’s take on Expansive Learning, specifically set of processes applied in a workplace setting called Change Laboratory (CL) <text:reference-mark-start text:name="ZOTERO_ITEM CSL_CITATION {&quot;citationID&quot;:&quot;wggbnxpn&quot;,&quot;properties&quot;:{&quot;formattedCitation&quot;:&quot;(Engestr\\uc0\\u246{}m, 2007)&quot;,&quot;plainCitation&quot;:&quot;(Engeström, 2007)&quot;,&quot;noteIndex&quot;:0},&quot;citationItems&quot;:[{&quot;id&quot;:3092,&quot;uris&quot;:[&quot;http://zotero.org/users/1913249/items/9CLM2KQP&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Y2Htm4WcYw"/><text:span text:style-name="T2">(Engeström, 2007)</text:span><text:reference-mark-end text:name="ZOTERO_ITEM CSL_CITATION {&quot;citationID&quot;:&quot;wggbnxpn&quot;,&quot;properties&quot;:{&quot;formattedCitation&quot;:&quot;(Engestr\\uc0\\u246{}m, 2007)&quot;,&quot;plainCitation&quot;:&quot;(Engeström, 2007)&quot;,&quot;noteIndex&quot;:0},&quot;citationItems&quot;:[{&quot;id&quot;:3092,&quot;uris&quot;:[&quot;http://zotero.org/users/1913249/items/9CLM2KQP&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Y2Htm4WcYw"/>. The CL processes suits a formal workplace where there are existing concepts of Community and Division of Labour and Norms that have resulted in contradictions to be explored and resolved. My project is differs in that beyond general participant conceptions of what game making involves, there are few if any established community or working processes. Thus while interested in the CL process, the kind of reflective, and time intensive codesign of the core resources and primary goals of the programme seemed beyond the commitment level and interest of the participants.</text:p>
      <text:p text:style-name="Text_20_body">A complementary take on formative interventions also from a socio-cultural perspective is exemplified by the 5<text:span text:style-name="T1">th</text:span> Dimension project led by Michael Cole <text:reference-mark-start text:name="ZOTERO_ITEM CSL_CITATION {&quot;citationID&quot;:&quot;svnmcemy&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oV9BaV9IDZ"/>(Cole and Packer, 2016)<text:reference-mark-end text:name="ZOTERO_ITEM CSL_CITATION {&quot;citationID&quot;:&quot;svnmcemy&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oV9BaV9IDZ"/>. This educational intervention used University support of volunteers, equipment and technical support in after-school settings in the San Diego area. The intervention introduced a fictional narrative to create a shared ‘project’ for the different participants involved to promote a shared understanding of the work via intentional goal setting Brown and Cole, 2008). The concept of the importance of project is used to encompass and engender a sense of commitment from participants Blunden, 2009), (explored in earlier sections). In the 5<text:span text:style-name="T1">th</text:span> Dimension intervention, a narrative fiction of a ‘wizard’ to rapidly construct a shared sense of project. In similar approach to Heathcote’s Mantle of the Expert, roles are created and breathed into life by the facilitator and affordances of the learning design to accelerate an adoption of principles of practice. (explored previously).</text:p>
      <text:p text:style-name="Text_20_body">I am guided by the concepts behind the use of the models rather than drawn to an off the shelf application of CL processes or similar interventions. While some of the material used in CL and the fictional device of the 5th Dimension supports their primary tasks, others could be said to be support secondary considerations of navigating learning, establishing shared concepts and communities and reflecting on transformations in practices or understandings. These dimensions are sometimes explored in CHAT using the term of secondary stimuli used to facilitate and complement the primary task as part of the concept double stimulation.</text:p>
      <text:h text:style-name="Heading_20_2" text:outline-level="2"><text:bookmark-start text:name="data-gathering-and-preparation"/>Data Gathering and Preparation<text:bookmark-end text:name="data-gathering-and-preparation"/></text:h>
      <text:h text:style-name="Heading_20_3" text:outline-level="3"><text:bookmark-start text:name="aligning-data-gathering-and-analysis-with-socio-cultural-approach"/>Aligning data gathering and analysis with socio cultural approach<text:bookmark-end text:name="aligning-data-gathering-and-analysis-with-socio-cultural-approach"/></text:h>
      <text:p text:style-name="First_20_paragraph">My process is informed by the work previously explored, specifically Rogoff,</text:p>
      <text:p text:style-name="Text_20_body">The process is a suitable approach for informal education.</text:p>
      <text:p text:style-name="Text_20_body">The research questions invite a broad spectrum of analysis - cultural and social factors.</text:p>
      <text:p text:style-name="Text_20_body">The depth justifies smaller data size and depth of analysis.</text:p>
      <text:p text:style-name="Text_20_body">One of the challenges of adopting a naturalistic research approach is to work with material gathered to find and describe patterns of behaviour. Large amounts of video data are being gathered, up to 20 hours of footage for each 2 hour session.</text:p>
      <text:p text:style-name="Text_20_body">Turning attention to the gathering and analysis of other data, such a rich set of data, will allow the cross referencing of the many sources.</text:p>
      <text:p text:style-name="Text_20_body">Again while diversity of data invites drawing on diverse methods of analysis, AT will provide a foundation for the analysis of these diverse data.</text:p>
      <text:h text:style-name="Heading_20_3" text:outline-level="3"><text:bookmark-start text:name="data-processing"/><text:soft-page-break/>Data Processing<text:bookmark-end text:name="data-processing"/></text:h>
      <text:p text:style-name="First_20_paragraph">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text:p>
      <text:h text:style-name="Heading_20_4" text:outline-level="4"><text:bookmark-start text:name="video-processing"/>360 Video Processing<text:bookmark-end text:name="video-processing"/></text:h>
      <text:p text:style-name="First_20_paragraph">The processing of video and audio data of both captured screens and 360 video data and high quality audio data involved several stages yielding advantages in capturing the gestures and facial expressions of potentially all participants in one recording. It does however present challenges. While this merits further exploration a brief summary of challenges is presented here.</text:p>
      <text:p text:style-name="Text_20_body">The process involves large video files that are easily corrupted in transfer. While the files are split into 8 minute segments but also can be confusing - time navigation - also confusing - sometimes put up on the screen - but inconsistently - moving and keeping a track of data from week to week and over years is complex. - processing data requires special software - from samsung - viewing data on a normal vlc player - needs extra processing using spatial media</text:p>
      <text:p text:style-name="Text_20_body">This whole process is so demanding in terms of careful file management. Making me create a linux command line toolbox which is included as a technical appendix.</text:p>
      <text:p text:style-name="Text_20_body">https://docs.google.com/document/d/1Y7MsZDY8ofvls5XO7tztSu8KFdClJo09o3qpWOdkb2M/edit?usp=drive_web&amp;ouid=114325803502752689876</text:p>
      <text:h text:style-name="Heading_20_4" text:outline-level="4"><text:bookmark-start text:name="screen-capture-processing"/>Screen Capture Processing<text:bookmark-end text:name="screen-capture-processing"/></text:h>
      <text:p text:style-name="First_20_paragraph">I chose the software flashback pro primarily as it was intalled on and availble at low cost on home computers. Flashback saves data in a format. This include audio, video screen capture, learner keystrokes, mouse movements and optionally one or more webcams. I decided not to record on webcams for the following reasons:</text:p>
      <text:list text:style-name="L19">
        <text:list-item>
          <text:p text:style-name="P23">intrusive feel - having the webcam on and the resulting red light on the screen, I felt was less conducive to feeling comfortable than one 360 camera in the middle of the room.</text:p>
        </text:list-item>
        <text:list-item>
          <text:p text:style-name="P23">less resources - recording webcam on the laptop</text:p>
        </text:list-item>
        <text:list-item>
          <text:p text:style-name="P23">reduced video file size of final data file</text:p>
        </text:list-item>
        <text:list-item>
          <text:p text:style-name="P23">less complexity when processing data -</text:p>
        </text:list-item>
      </text:list>
      <text:p text:style-name="First_20_paragraph">It not possible to code the natively created files directly. Thus need to be converted to mp4 to import into coding software like Nvivo. In this process the keyboard and mouse data is lost.</text:p>
      <text:h text:style-name="Heading_20_4" text:outline-level="4"><text:bookmark-start text:name="learnings-and-recommendations"/>Learnings and recommendations<text:bookmark-end text:name="learnings-and-recommendations"/></text:h>
      <text:p text:style-name="First_20_paragraph">The following learning and recommendations emerged from this process.</text:p>
      <text:p text:style-name="Text_20_body">Prioritise displaying time - have an old school clock under the 360 camera. For example.</text:p>
      <text:p text:style-name="Text_20_body">Check viability of data at each stage of processing and movement.</text:p>
      <text:h text:style-name="Heading_20_2" text:outline-level="2"><text:bookmark-start text:name="data-analysis-methods-and-justification"/>Data analysis methods and justification<text:bookmark-end text:name="data-analysis-methods-and-justification"/></text:h>
      <text:p text:style-name="First_20_paragraph">My study draws on traditional ethnographic methods of my journal as participant observer, participant interviews and analysis of artefacts used and created. I also record the workshop area with a 360 degree video camera and capture of screen data and audio of the laptops used by participants.</text:p>
      <text:p text:style-name="Text_20_body">One of the challenges of adopting a naturalistic research approach is to work with material gathered <text:soft-page-break/>to find and describe patterns of behaviour.</text:p>
      <text:h text:style-name="Heading_20_4" text:outline-level="4"><text:bookmark-start text:name="interview-data"/>Interview data<text:bookmark-end text:name="interview-data"/></text:h>
      <text:h text:style-name="Heading_20_4" text:outline-level="4"><text:bookmark-start text:name="practitioner-interviews"/>Practitioner interviews<text:bookmark-end text:name="practitioner-interviews"/></text:h>
      <text:p text:style-name="First_20_paragraph">These were limited in number but were a rich source of thinking to help develop and deepen my reflection in journal form and to inform lines of thinking. The chosen interviewees represented a diversity in audience.</text:p>
      <text:p text:style-name="Text_20_body">Saskia Leggett - researcher in Family Learning program under direction of Roque. She took a leading role in creating the recourses coming out of the program.</text:p>
      <text:p text:style-name="Text_20_body">Matt - academic at. Also active in a non-profit learning coding</text:p>
      <text:p text:style-name="Text_20_body">Dave - Parent and volunteer at Coder Dojo and participant in</text:p>
      <text:p text:style-name="Text_20_body">James Clegg - PGCE student and volunteer student helper for a summer program of game making.</text:p>
      <text:h text:style-name="Heading_20_3" text:outline-level="3"><text:bookmark-start text:name="participant-interviews"/>Participant interviews<text:bookmark-end text:name="participant-interviews"/></text:h>
      <text:p text:style-name="First_20_paragraph">These were limited in number but allowed triangulation and confirmation of data observered in video recordings.</text:p>
      <text:h text:style-name="Heading_20_3" text:outline-level="3"><text:bookmark-start text:name="other-data"/>Other data<text:bookmark-end text:name="other-data"/></text:h>
      <text:p text:style-name="First_20_paragraph">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Digital artefacts created as part of the game making process include text-based games, pixel art, digital audio sound effects and background music.</text:p>
      <text:p text:style-name="Text_20_body">The process of analysis of journal notes and resulting resources required a different approach from that of video data.</text:p>
      <text:p text:style-name="Text_20_body">The following resources were examined</text:p>
      <text:list text:style-name="L20">
        <text:list-item>
          <text:p text:style-name="P24">Book Journal pages</text:p>
        </text:list-item>
        <text:list-item>
          <text:p text:style-name="P24">Digital journal entries directly in response to teaching sessions</text:p>
        </text:list-item>
        <text:list-item>
          <text:p text:style-name="P24">Additional teaching resources</text:p>
        </text:list-item>
      </text:list>
      <text:p text:style-name="First_20_paragraph">Journal Notes were used in the following ways: (perhaps code this)</text:p>
      <text:list text:style-name="L21">
        <text:list-item>
          <text:p text:style-name="P25">as a reflective tool after sessions</text:p>
        </text:list-item>
        <text:list-item>
          <text:p text:style-name="P25">as a note pad to plan resource creation</text:p>
        </text:list-item>
        <text:list-item>
          <text:p text:style-name="P25">as a sketch pad to explore the relationship between Concepts being explored and existing game making frameworks</text:p>
        </text:list-item>
        <text:list-item>
          <text:p text:style-name="P25">as a</text:p>
        </text:list-item>
      </text:list>
      <text:p text:style-name="First_20_paragraph">The quantity of data prevented extensive and detailed coding using thematic analysis.</text:p>
      <text:p text:style-name="Text_20_body">Instead, observations are triangulated with data from lit review to expose key themes and tensions.</text:p>
      <text:p text:style-name="Text_20_body">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and other relevant interests. Digital artefacts created as part of the game making process include text-based games, pixel art, digital audio sound effects and background music.</text:p>
      <text:h text:style-name="Heading_20_2" text:outline-level="2"><text:bookmark-start text:name="analysis-of-video-overview"/><text:soft-page-break/>Analysis of Video overview<text:bookmark-end text:name="analysis-of-video-overview"/></text:h>
      <text:h text:style-name="Heading_20_4" text:outline-level="4"><text:bookmark-start text:name="rational-and-approach-of-video-data-analysis"/>Rational and approach of video data analysis<text:bookmark-end text:name="rational-and-approach-of-video-data-analysis"/></text:h>
      <text:list text:style-name="L22">
        <text:list-item>
          <text:p text:style-name="P26">thematic analysis</text:p>
        </text:list-item>
        <text:list-item>
          <text:p text:style-name="P26">other analysis</text:p>
        </text:list-item>
      </text:list>
      <text:p text:style-name="First_20_paragraph">Initial thematic analysis was informed by literature review, early analysis of journal entries.</text:p>
      <text:p text:style-name="Text_20_body">Some elements were refined based on emerging data.</text:p>
      <text:p text:style-name="Text_20_body">How much emphasis to place on the Thematic Analysis is questionable. It served to answer the research questions in the following ways.</text:p>
      <text:list text:style-name="L23">
        <text:list-item>
          <text:p text:style-name="P27">as a process to get closer to the data</text:p>
        </text:list-item>
        <text:list-item>
          <text:p text:style-name="P27">to contrast thematic analysis of the stages of design with other learning models like PBL</text:p>
        </text:list-item>
        <text:list-item>
          <text:p text:style-name="P27">to identify roles through repeated patterns of interactions</text:p>
        </text:list-item>
        <text:list-item>
          <text:p text:style-name="P27">to reflect on the thesis questions</text:p>
        </text:list-item>
      </text:list>
      <text:p text:style-name="First_20_paragraph">LATER - Following the approach of Morcom <text:reference-mark-start text:name="ZOTERO_ITEM CSL_CITATION {&quot;citationID&quot;:&quot;tuapttxc&quot;,&quot;properties&quot;:{&quot;formattedCitation&quot;:&quot;(Morcom, 2014)&quot;,&quot;plainCitation&quot;:&quot;(Morcom, 2014)&quot;,&quot;noteIndex&quot;:0},&quot;citationItems&quot;:[{&quot;id&quot;:3881,&quot;uris&quot;:[&quot;http://zotero.org/users/1913249/items/BF4CE4NV&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uffix&quot;:&quot;&quot;}],&quot;schema&quot;:&quot;https://github.com/citation-style-language/schema/raw/master/csl-citation.json&quot;} RND4TnSlEou6k"/>(Morcom, 2014)<text:reference-mark-end text:name="ZOTERO_ITEM CSL_CITATION {&quot;citationID&quot;:&quot;tuapttxc&quot;,&quot;properties&quot;:{&quot;formattedCitation&quot;:&quot;(Morcom, 2014)&quot;,&quot;plainCitation&quot;:&quot;(Morcom, 2014)&quot;,&quot;noteIndex&quot;:0},&quot;citationItems&quot;:[{&quot;id&quot;:3881,&quot;uris&quot;:[&quot;http://zotero.org/users/1913249/items/BF4CE4NV&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uffix&quot;:&quot;&quot;}],&quot;schema&quot;:&quot;https://github.com/citation-style-language/schema/raw/master/csl-citation.json&quot;} RND4TnSlEou6k"/> I drew on Rogoff’s <text:reference-mark-start text:name="ZOTERO_ITEM CSL_CITATION {&quot;citationID&quot;:&quot;ytczvisl&quot;,&quot;properties&quot;:{&quot;formattedCitation&quot;:&quot;(1995)&quot;,&quot;plainCitation&quot;:&quot;(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tfZr5hOTsi"/>(1995)<text:reference-mark-end text:name="ZOTERO_ITEM CSL_CITATION {&quot;citationID&quot;:&quot;ytczvisl&quot;,&quot;properties&quot;:{&quot;formattedCitation&quot;:&quot;(1995)&quot;,&quot;plainCitation&quot;:&quot;(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tfZr5hOTsi"/> three planes of sociocultural activity used to help understand activity in a Community of Learners.</text:p>
      <text:p text:style-name="Text_20_body">. ## Coding Video Data</text:p>
      <text:p text:style-name="Text_20_body">NOTE COMPRESS THIS SECTION</text:p>
      <text:h text:style-name="Heading_20_3" text:outline-level="3"><text:bookmark-start text:name="notes-on-underpinning-of-thematic-analysis-of-video-data"/>Notes on Underpinning of Thematic Analysis of Video Data<text:bookmark-end text:name="notes-on-underpinning-of-thematic-analysis-of-video-data"/></text:h>
      <text:p text:style-name="First_20_paragraph">Summary of thematic analysis - https://www.plymouth.ac.uk/uploads/production/document/path/18/18247/Kiger_and_Varpio__2020__Thematic_analysis_of_qualitative_data_AMEE_Guide_No_131.pdf</text:p>
      <text:h text:style-name="Heading_20_4" text:outline-level="4"><text:bookmark-start text:name="what-was-excluded-and-rationale"/>What was Excluded and Rationale<text:bookmark-end text:name="what-was-excluded-and-rationale"/></text:h>
      <text:p text:style-name="First_20_paragraph">The following themes were excluded but did emerge as potential learning outcomes in the final model;</text:p>
      <text:list text:style-name="L24">
        <text:list-item>
          <text:p text:style-name="P28">Elements of Computational Thinking</text:p>
        </text:list-item>
        <text:list-item>
          <text:p text:style-name="P28">Systems Thinking Concepts</text:p>
        </text:list-item>
      </text:list>
      <text:p text:style-name="First_20_paragraph">They have been excluded as there is other extensive or focused work in these fields (previously explored in the literature review) on CT which this study which this study does not need to replicate.</text:p>
      <text:h text:style-name="Heading_20_4" text:outline-level="4"><text:bookmark-start text:name="coding-participant-roles-and-interactions."/>Coding Participant Roles and Interactions.<text:bookmark-end text:name="coding-participant-roles-and-interactions."/></text:h>
      <text:p text:style-name="First_20_paragraph">Evolving notes on coding of roles and interactions are in an online document here. https://docs.google.com/document/d/19PafC_w_7uObYL4v86IGeeFZTw2yKxjHfP_k85rHk_s/edit</text:p>
      <text:p text:style-name="Text_20_body">Roles are different from interactions existing on a higher order of anaysis. Repeated patterns of interactions can be seen to develop into roles. Thus a more grounded approach may concentrate initially on interactions and develop this to become roles through analysis. However, many roles exist in other similar domains.</text:p>
      <text:p text:style-name="Text_20_body">For example, the work of my own staring point when coding was guided by Barron and colleagues work on the roles of parents as learning partners <text:reference-mark-start text:name="ZOTERO_ITEM CSL_CITATION {&quot;citationID&quot;:&quot;wpfrniyt&quot;,&quot;properties&quot;:{&quot;formattedCitation&quot;:&quot;(2009)&quot;,&quot;plainCitation&quot;:&quot;(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uffix&quot;:&quot;&quot;}],&quot;schema&quot;:&quot;https://github.com/citation-style-language/schema/raw/master/csl-citation.json&quot;} RNDbPyIXgDNbk"/>(2009)<text:reference-mark-end text:name="ZOTERO_ITEM CSL_CITATION {&quot;citationID&quot;:&quot;wpfrniyt&quot;,&quot;properties&quot;:{&quot;formattedCitation&quot;:&quot;(2009)&quot;,&quot;plainCitation&quot;:&quot;(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uffix&quot;:&quot;&quot;}],&quot;schema&quot;:&quot;https://github.com/citation-style-language/schema/raw/master/csl-citation.json&quot;} RNDbPyIXgDNbk"/>. The roles are as follows: Teacher, Collaborator, Learning Broker, Resource Provider, Nontechnical Consultant, Employer, and Learner.</text:p>
      <text:p text:style-name="Text_20_body">when coding I started with some preset codes from the literature for examples Barron’s codes on parent roles when helping digital projects. However, as coding progressed, I modified and extended these codes to better match the data I was working with</text:p>
      <text:p text:style-name="Text_20_body"><text:soft-page-break/>Specifically, the following were removed from Barron’s typology, parent as employer, non-technical consultant. Learning broker and resource provider were merged as some of the detail of those roles involve take place outside of the learning environment being analysed in coded video.</text:p>
      <text:p text:style-name="Text_20_body">I judged it appropriate to and less complex to analyse and code the interaction between participants rather than code the behaviours by participant type.</text:p>
      <text:h text:style-name="Heading_20_4" text:outline-level="4"><text:bookmark-start text:name="coding-design-cycle-stages"/>Coding Design Cycle Stages<text:bookmark-end text:name="coding-design-cycle-stages"/></text:h>
      <text:p text:style-name="First_20_paragraph">There are similar stage based approaches to creating a digital project. Firstly project based learning (PBL), then Inquiry based learning, finally design thinking. This design could adopt any one of these, however the creation of a digital product more closely resembles a design approach with testing stages of the created product.</text:p>
      <text:p text:style-name="Text_20_body">The design process characteristics are broadly as follows; the process is often iterative, involves evaluation and separates planning from implementation.</text:p>
      <text:p text:style-name="Text_20_body">Resnick in this area has written of a creative design spiral.</text:p>
      <text:p text:style-name="P44">The model is similar to the ADDIE model from instructional system design: Analysis, Design, Development, Implementation and Evaluation. The discipline of teaching engineering also has a similar design stage cycle with many contesting variations <text:reference-mark-start text:name="ZOTERO_ITEM CSL_CITATION {&quot;citationID&quot;:&quot;qdmcuurx&quot;,&quot;properties&quot;:{&quot;formattedCitation&quot;:&quot;(Wi\\uc0\\u775{}Narno, 2020)&quot;,&quot;plainCitation&quot;:&quot;(Wi̇Narno, 2020)&quot;,&quot;noteIndex&quot;:0},&quot;citationItems&quot;:[{&quot;id&quot;:3733,&quot;uris&quot;:[&quot;http://zotero.org/users/1913249/items/A5IWVSK8&quot;,[&quot;http://zotero.org/users/1913249/items/A5IWVSK8&quot;]],&quot;itemData&quot;:{&quot;id&quot;:3733,&quot;type&quot;:&quot;article-journal&quot;,&quot;container-title&quot;:&quot;Journal for the Education of Gifted Young Scientists&quot;,&quot;DOI&quot;:&quot;10.17478/jegys.766201&quot;,&quot;ISSN&quot;:&quot;2149-360X&quot;,&quot;source&quot;:&quot;DOI.org (Crossref)&quot;,&quot;title&quot;:&quot;The Steps of the Engineering Design Process (EDP) in Science Education: A Meta-Analysis&quot;,&quot;title-short&quot;:&quot;The Steps of the Engineering Design Process (EDP) in Science Education&quot;,&quot;URL&quot;:&quot;https://dergipark.org.tr/en/doi/10.17478/jegys.766201&quot;,&quot;author&quot;:[{&quot;family&quot;:&quot;Wi̇Narno&quot;,&quot;given&quot;:&quot;Nanang&quot;}],&quot;accessed&quot;:{&quot;date-parts&quot;:[[&quot;2022&quot;,11,8]]},&quot;issued&quot;:{&quot;date-parts&quot;:[[&quot;2020&quot;,10,4]]},&quot;citation-key&quot;:&quot;winarno_steps_2020&quot;},&quot;prefix&quot;:&quot;&quot;,&quot;suffix&quot;:&quot;&quot;}],&quot;schema&quot;:&quot;https://github.com/citation-style-language/schema/raw/master/csl-citation.json&quot;} RNDFHg4PpYcHL"/><text:span text:style-name="T2">(Wi̇Narno, 2020)</text:span><text:reference-mark-end text:name="ZOTERO_ITEM CSL_CITATION {&quot;citationID&quot;:&quot;qdmcuurx&quot;,&quot;properties&quot;:{&quot;formattedCitation&quot;:&quot;(Wi\\uc0\\u775{}Narno, 2020)&quot;,&quot;plainCitation&quot;:&quot;(Wi̇Narno, 2020)&quot;,&quot;noteIndex&quot;:0},&quot;citationItems&quot;:[{&quot;id&quot;:3733,&quot;uris&quot;:[&quot;http://zotero.org/users/1913249/items/A5IWVSK8&quot;,[&quot;http://zotero.org/users/1913249/items/A5IWVSK8&quot;]],&quot;itemData&quot;:{&quot;id&quot;:3733,&quot;type&quot;:&quot;article-journal&quot;,&quot;container-title&quot;:&quot;Journal for the Education of Gifted Young Scientists&quot;,&quot;DOI&quot;:&quot;10.17478/jegys.766201&quot;,&quot;ISSN&quot;:&quot;2149-360X&quot;,&quot;source&quot;:&quot;DOI.org (Crossref)&quot;,&quot;title&quot;:&quot;The Steps of the Engineering Design Process (EDP) in Science Education: A Meta-Analysis&quot;,&quot;title-short&quot;:&quot;The Steps of the Engineering Design Process (EDP) in Science Education&quot;,&quot;URL&quot;:&quot;https://dergipark.org.tr/en/doi/10.17478/jegys.766201&quot;,&quot;author&quot;:[{&quot;family&quot;:&quot;Wi̇Narno&quot;,&quot;given&quot;:&quot;Nanang&quot;}],&quot;accessed&quot;:{&quot;date-parts&quot;:[[&quot;2022&quot;,11,8]]},&quot;issued&quot;:{&quot;date-parts&quot;:[[&quot;2020&quot;,10,4]]},&quot;citation-key&quot;:&quot;winarno_steps_2020&quot;},&quot;prefix&quot;:&quot;&quot;,&quot;suffix&quot;:&quot;&quot;}],&quot;schema&quot;:&quot;https://github.com/citation-style-language/schema/raw/master/csl-citation.json&quot;} RNDFHg4PpYcHL"/>. Engineering is Elementary project adapted from the ABET (Accreditation Board for Engineering and Technology) guidelines <text:reference-mark-start text:name="ZOTERO_ITEM CSL_CITATION {&quot;citationID&quot;:&quot;sokvpxfu&quot;,&quot;properties&quot;:{&quot;formattedCitation&quot;:&quot;(Syukri et al., 2018)&quot;,&quot;plainCitation&quot;:&quot;(Syukri et al., 2018)&quot;,&quot;noteIndex&quot;:0},&quot;citationItems&quot;:[{&quot;id&quot;:3732,&quot;uris&quot;:[&quot;http://zotero.org/users/1913249/items/9AY6KHVV&quot;,[&quot;http://zotero.org/users/1913249/items/9AY6KHVV&quot;]],&quot;itemData&quot;:{&quot;id&quot;:3732,&quot;type&quot;:&quot;article-journal&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container-title&quot;:&quot;Jurnal Pendidikan IPA Indonesia&quot;,&quot;DOI&quot;:&quot;10.15294/jpii.v7i1.12297&quot;,&quot;ISSN&quot;:&quot;2089-4392&quot;,&quot;issue&quot;:&quot;1&quot;,&quot;language&quot;:&quot;en&quot;,&quot;license&quot;:&quot;Copyright (c) 2018 Jurnal Pendidikan IPA Indonesia&quot;,&quot;note&quot;:&quot;number: 1&quot;,&quot;page&quot;:&quot;66-75&quot;,&quot;source&quot;:&quot;journal.unnes.ac.id&quot;,&quot;title&quot;:&quot;The Impact of Engineering Design Process in Teaching and Learning to Enhance Studentsâ€™ Science Problem-Solving Skills&quot;,&quot;URL&quot;:&quot;https://journal.unnes.ac.id/nju/index.php/jpii/article/view/12297&quot;,&quot;volume&quot;:&quot;7&quot;,&quot;author&quot;:[{&quot;family&quot;:&quot;Syukri&quot;,&quot;given&quot;:&quot;M.&quot;},{&quot;family&quot;:&quot;Halim&quot;,&quot;given&quot;:&quot;L.&quot;},{&quot;family&quot;:&quot;Mohtar&quot;,&quot;given&quot;:&quot;L. E.&quot;},{&quot;family&quot;:&quot;Soewarno&quot;,&quot;given&quot;:&quot;S.&quot;}],&quot;accessed&quot;:{&quot;date-parts&quot;:[[&quot;2022&quot;,11,8]]},&quot;issued&quot;:{&quot;date-parts&quot;:[[&quot;2018&quot;,4,3]]},&quot;citation-key&quot;:&quot;syukri_impact_2018&quot;},&quot;prefix&quot;:&quot;&quot;,&quot;suffix&quot;:&quot;&quot;}],&quot;schema&quot;:&quot;https://github.com/citation-style-language/schema/raw/master/csl-citation.json&quot;} RNDbKLB2kX3ku"/>(Syukri et al., 2018)<text:reference-mark-end text:name="ZOTERO_ITEM CSL_CITATION {&quot;citationID&quot;:&quot;sokvpxfu&quot;,&quot;properties&quot;:{&quot;formattedCitation&quot;:&quot;(Syukri et al., 2018)&quot;,&quot;plainCitation&quot;:&quot;(Syukri et al., 2018)&quot;,&quot;noteIndex&quot;:0},&quot;citationItems&quot;:[{&quot;id&quot;:3732,&quot;uris&quot;:[&quot;http://zotero.org/users/1913249/items/9AY6KHVV&quot;,[&quot;http://zotero.org/users/1913249/items/9AY6KHVV&quot;]],&quot;itemData&quot;:{&quot;id&quot;:3732,&quot;type&quot;:&quot;article-journal&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container-title&quot;:&quot;Jurnal Pendidikan IPA Indonesia&quot;,&quot;DOI&quot;:&quot;10.15294/jpii.v7i1.12297&quot;,&quot;ISSN&quot;:&quot;2089-4392&quot;,&quot;issue&quot;:&quot;1&quot;,&quot;language&quot;:&quot;en&quot;,&quot;license&quot;:&quot;Copyright (c) 2018 Jurnal Pendidikan IPA Indonesia&quot;,&quot;note&quot;:&quot;number: 1&quot;,&quot;page&quot;:&quot;66-75&quot;,&quot;source&quot;:&quot;journal.unnes.ac.id&quot;,&quot;title&quot;:&quot;The Impact of Engineering Design Process in Teaching and Learning to Enhance Studentsâ€™ Science Problem-Solving Skills&quot;,&quot;URL&quot;:&quot;https://journal.unnes.ac.id/nju/index.php/jpii/article/view/12297&quot;,&quot;volume&quot;:&quot;7&quot;,&quot;author&quot;:[{&quot;family&quot;:&quot;Syukri&quot;,&quot;given&quot;:&quot;M.&quot;},{&quot;family&quot;:&quot;Halim&quot;,&quot;given&quot;:&quot;L.&quot;},{&quot;family&quot;:&quot;Mohtar&quot;,&quot;given&quot;:&quot;L. E.&quot;},{&quot;family&quot;:&quot;Soewarno&quot;,&quot;given&quot;:&quot;S.&quot;}],&quot;accessed&quot;:{&quot;date-parts&quot;:[[&quot;2022&quot;,11,8]]},&quot;issued&quot;:{&quot;date-parts&quot;:[[&quot;2018&quot;,4,3]]},&quot;citation-key&quot;:&quot;syukri_impact_2018&quot;},&quot;prefix&quot;:&quot;&quot;,&quot;suffix&quot;:&quot;&quot;}],&quot;schema&quot;:&quot;https://github.com/citation-style-language/schema/raw/master/csl-citation.json&quot;} RNDbKLB2kX3ku"/> involves the following steps; Ask, Imagine, Plan, Create, Test, Improve, Share <text:reference-mark-start text:name="ZOTERO_ITEM CSL_CITATION {&quot;citationID&quot;:&quot;qnqnprat&quot;,&quot;properties&quot;:{&quot;formattedCitation&quot;:&quot;(Hester and Cunningham, 2007)&quot;,&quot;plainCitation&quot;:&quot;(Hester and Cunningham, 2007)&quot;,&quot;noteIndex&quot;:0},&quot;citationItems&quot;:[{&quot;id&quot;:3731,&quot;uris&quot;:[&quot;http://zotero.org/users/1913249/items/2CFTQGHS&quot;,[&quot;http://zotero.org/users/1913249/items/2CFTQGHS&quot;]],&quot;itemData&quot;:{&quot;id&quot;:3731,&quot;type&quot;:&quot;article-journal&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container-title&quot;:&quot;ASEE Annual Conference and Exposition, Conference Proceedings&quot;,&quot;journalAbbreviation&quot;:&quot;ASEE Annual Conference and Exposition, Conference Proceedings&quot;,&quot;source&quot;:&quot;ResearchGate&quot;,&quot;title&quot;:&quot;Engineering is elementary: An engineering and technology curriculum for children&quot;,&quot;title-short&quot;:&quot;Engineering is elementary&quot;,&quot;author&quot;:[{&quot;family&quot;:&quot;Hester&quot;,&quot;given&quot;:&quot;Kate&quot;},{&quot;family&quot;:&quot;Cunningham&quot;,&quot;given&quot;:&quot;Christine&quot;}],&quot;issued&quot;:{&quot;date-parts&quot;:[[&quot;2007&quot;,1,1]]},&quot;citation-key&quot;:&quot;hester_engineering_2007&quot;},&quot;prefix&quot;:&quot;&quot;,&quot;suffix&quot;:&quot;&quot;}],&quot;schema&quot;:&quot;https://github.com/citation-style-language/schema/raw/master/csl-citation.json&quot;} RND49oNDfAiH7"/>(Hester and Cunningham, 2007)<text:reference-mark-end text:name="ZOTERO_ITEM CSL_CITATION {&quot;citationID&quot;:&quot;qnqnprat&quot;,&quot;properties&quot;:{&quot;formattedCitation&quot;:&quot;(Hester and Cunningham, 2007)&quot;,&quot;plainCitation&quot;:&quot;(Hester and Cunningham, 2007)&quot;,&quot;noteIndex&quot;:0},&quot;citationItems&quot;:[{&quot;id&quot;:3731,&quot;uris&quot;:[&quot;http://zotero.org/users/1913249/items/2CFTQGHS&quot;,[&quot;http://zotero.org/users/1913249/items/2CFTQGHS&quot;]],&quot;itemData&quot;:{&quot;id&quot;:3731,&quot;type&quot;:&quot;article-journal&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container-title&quot;:&quot;ASEE Annual Conference and Exposition, Conference Proceedings&quot;,&quot;journalAbbreviation&quot;:&quot;ASEE Annual Conference and Exposition, Conference Proceedings&quot;,&quot;source&quot;:&quot;ResearchGate&quot;,&quot;title&quot;:&quot;Engineering is elementary: An engineering and technology curriculum for children&quot;,&quot;title-short&quot;:&quot;Engineering is elementary&quot;,&quot;author&quot;:[{&quot;family&quot;:&quot;Hester&quot;,&quot;given&quot;:&quot;Kate&quot;},{&quot;family&quot;:&quot;Cunningham&quot;,&quot;given&quot;:&quot;Christine&quot;}],&quot;issued&quot;:{&quot;date-parts&quot;:[[&quot;2007&quot;,1,1]]},&quot;citation-key&quot;:&quot;hester_engineering_2007&quot;},&quot;prefix&quot;:&quot;&quot;,&quot;suffix&quot;:&quot;&quot;}],&quot;schema&quot;:&quot;https://github.com/citation-style-language/schema/raw/master/csl-citation.json&quot;} RND49oNDfAiH7"/>.</text:p>
      <text:p text:style-name="Text_20_body">It has been adopted by the area of computing is one used in a recent book on coding by Bers <text:reference-mark-start text:name="ZOTERO_ITEM CSL_CITATION {&quot;citationID&quot;:&quot;cxcmhfhr&quot;,&quot;properties&quot;:{&quot;formattedCitation&quot;:&quot;(Bers, 2021)&quot;,&quot;plainCitation&quot;:&quot;(Bers, 2021)&quot;,&quot;noteIndex&quot;:0},&quot;citationItems&quot;:[{&quot;id&quot;:3734,&quot;uris&quot;:[&quot;http://zotero.org/users/1913249/items/4DXHZWQI&quot;,[&quot;http://zotero.org/users/1913249/items/4DXHZWQI&quot;]],&quot;itemData&quot;:{&quot;id&quot;:3734,&quot;type&quot;:&quot;book&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call-number&quot;:&quot;LB1139.35.C64&quot;,&quot;edition&quot;:&quot;Second edition&quot;,&quot;event-place&quot;:&quot;New York, NY&quot;,&quot;ISBN&quot;:&quot;978-1-00-302260-2&quot;,&quot;language&quot;:&quot;en&quot;,&quot;number-of-pages&quot;:&quot;1&quot;,&quot;publisher&quot;:&quot;Routledge&quot;,&quot;publisher-place&quot;:&quot;New York, NY&quot;,&quot;source&quot;:&quot;Library of Congress ISBN&quot;,&quot;title&quot;:&quot;Coding as a playground: programming and computational thinking in the early childhood classroom&quot;,&quot;title-short&quot;:&quot;Coding as a playground&quot;,&quot;author&quot;:[{&quot;family&quot;:&quot;Bers&quot;,&quot;given&quot;:&quot;Marina Umaschi&quot;}],&quot;issued&quot;:{&quot;date-parts&quot;:[[&quot;2021&quot;]]},&quot;citation-key&quot;:&quot;bers_coding_2021&quot;},&quot;prefix&quot;:&quot;&quot;,&quot;suffix&quot;:&quot;&quot;}],&quot;schema&quot;:&quot;https://github.com/citation-style-language/schema/raw/master/csl-citation.json&quot;} RNDWsyI9rqN1k"/>(Bers, 2021)<text:reference-mark-end text:name="ZOTERO_ITEM CSL_CITATION {&quot;citationID&quot;:&quot;cxcmhfhr&quot;,&quot;properties&quot;:{&quot;formattedCitation&quot;:&quot;(Bers, 2021)&quot;,&quot;plainCitation&quot;:&quot;(Bers, 2021)&quot;,&quot;noteIndex&quot;:0},&quot;citationItems&quot;:[{&quot;id&quot;:3734,&quot;uris&quot;:[&quot;http://zotero.org/users/1913249/items/4DXHZWQI&quot;,[&quot;http://zotero.org/users/1913249/items/4DXHZWQI&quot;]],&quot;itemData&quot;:{&quot;id&quot;:3734,&quot;type&quot;:&quot;book&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call-number&quot;:&quot;LB1139.35.C64&quot;,&quot;edition&quot;:&quot;Second edition&quot;,&quot;event-place&quot;:&quot;New York, NY&quot;,&quot;ISBN&quot;:&quot;978-1-00-302260-2&quot;,&quot;language&quot;:&quot;en&quot;,&quot;number-of-pages&quot;:&quot;1&quot;,&quot;publisher&quot;:&quot;Routledge&quot;,&quot;publisher-place&quot;:&quot;New York, NY&quot;,&quot;source&quot;:&quot;Library of Congress ISBN&quot;,&quot;title&quot;:&quot;Coding as a playground: programming and computational thinking in the early childhood classroom&quot;,&quot;title-short&quot;:&quot;Coding as a playground&quot;,&quot;author&quot;:[{&quot;family&quot;:&quot;Bers&quot;,&quot;given&quot;:&quot;Marina Umaschi&quot;}],&quot;issued&quot;:{&quot;date-parts&quot;:[[&quot;2021&quot;]]},&quot;citation-key&quot;:&quot;bers_coding_2021&quot;},&quot;prefix&quot;:&quot;&quot;,&quot;suffix&quot;:&quot;&quot;}],&quot;schema&quot;:&quot;https://github.com/citation-style-language/schema/raw/master/csl-citation.json&quot;} RNDWsyI9rqN1k"/>.</text:p>
      <text:p text:style-name="Text_20_body">It is possible to be more specific when coding and include a wider terminology of technology and domain specific language. For example, debugging in the area of computer programming and playtesting in the domain of game making. I have had to weigh up the value of including these more specific terms and deciding to keep a more generic approach primarily to reduce complexity while undertaking video coding. Sub-categories add complexity and time to the process without necessarity adding a great deal.<text:line-break/>ADD IN A JUSTIFICATION BASED ON HOW RESULTS PAN OUT.</text:p>
      <text:h text:style-name="Heading_20_4" text:outline-level="4"><text:bookmark-start text:name="coding-game-design-themes"/>Coding Game Design Themes<text:bookmark-end text:name="coding-game-design-themes"/></text:h>
      <text:p text:style-name="First_20_paragraph">NOTE THIS IS NOT REALLY USED IN DATA - thus make minimal</text:p>
      <text:p text:style-name="Text_20_body">The process of learning game making through deepening your knowledge of game elements is explored by Schell <text:reference-mark-start text:name="ZOTERO_ITEM CSL_CITATION {&quot;citationID&quot;:&quot;grqvvuap&quot;,&quot;properties&quot;:{&quot;formattedCitation&quot;:&quot;(2008)&quot;,&quot;plainCitation&quot;:&quot;(2008)&quot;,&quot;noteIndex&quot;:0},&quot;citationItems&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suppress-author&quot;:true,&quot;prefix&quot;:&quot;&quot;,&quot;suffix&quot;:&quot;&quot;}],&quot;schema&quot;:&quot;https://github.com/citation-style-language/schema/raw/master/csl-citation.json&quot;} RNDaMUy4XtyGc"/>(2008)<text:reference-mark-end text:name="ZOTERO_ITEM CSL_CITATION {&quot;citationID&quot;:&quot;grqvvuap&quot;,&quot;properties&quot;:{&quot;formattedCitation&quot;:&quot;(2008)&quot;,&quot;plainCitation&quot;:&quot;(2008)&quot;,&quot;noteIndex&quot;:0},&quot;citationItems&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suppress-author&quot;:true,&quot;prefix&quot;:&quot;&quot;,&quot;suffix&quot;:&quot;&quot;}],&quot;schema&quot;:&quot;https://github.com/citation-style-language/schema/raw/master/csl-citation.json&quot;} RNDaMUy4XtyGc"/>.</text:p>
      <text:p text:style-name="Text_20_body">Coding based on the game elements that are being added to the game serves to xxx ?</text:p>
      <text:p text:style-name="Text_20_body">As way of coding initially I considered the MDA framework for the simplicity and the focus on the user experience being taken into account.</text:p>
      <text:list text:style-name="L25">
        <text:list-item>
          <text:p text:style-name="P29">mechanics</text:p>
        </text:list-item>
        <text:list-item>
          <text:p text:style-name="P29">aesthetics</text:p>
        </text:list-item>
        <text:list-item>
          <text:p text:style-name="P29">dynamics</text:p>
        </text:list-item>
      </text:list>
      <text:p text:style-name="First_20_paragraph">Later, I note the following limitations. - The language is not accessible to teachers and learners. - The definition of aesthetics is very wide incorporating user experience in a way that was not suitable to learners.</text:p>
      <text:p text:style-name="Text_20_body">Later consider… MOVE TO DESIGN CHAPTER?</text:p>
      <text:p text:style-name="Text_20_body"><text:soft-page-break/>In early stages I was influenced by the categorisation of game elements used by GSM team which also was implemented in the Game Jam Guide <text:reference-mark-start text:name="ZOTERO_ITEM CSL_CITATION {&quot;citationID&quot;:&quot;jqciwpcu&quot;,&quot;properties&quot;:{&quot;formattedCitation&quot;:&quot;(Cornish et al., 2018; Institute of Play, n.d.)&quot;,&quot;plainCitation&quot;:&quot;(Cornish et al., 2018; Institute of Play, n.d.)&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tDsokxmMJb"/>(Cornish et al., 2018; Institute of Play, n.d.)<text:reference-mark-end text:name="ZOTERO_ITEM CSL_CITATION {&quot;citationID&quot;:&quot;jqciwpcu&quot;,&quot;properties&quot;:{&quot;formattedCitation&quot;:&quot;(Cornish et al., 2018; Institute of Play, n.d.)&quot;,&quot;plainCitation&quot;:&quot;(Cornish et al., 2018; Institute of Play, n.d.)&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tDsokxmMJb"/>. The key elements are:</text:p>
      <text:list text:style-name="L26">
        <text:list-item>
          <text:p text:style-name="P30">SPACE: Where the game takes place.</text:p>
        </text:list-item>
        <text:list-item>
          <text:p text:style-name="P30">GOAL: What is the objective of the game? What are you trying to do?</text:p>
        </text:list-item>
        <text:list-item>
          <text:p text:style-name="P30">COMPONENTS: What are all the objects or actors in the game?</text:p>
        </text:list-item>
        <text:list-item>
          <text:p text:style-name="P30">MECHANICS: What actions take place in the game. What are the verbs involved?</text:p>
        </text:list-item>
        <text:list-item>
          <text:p text:style-name="P30">RULES: What can or can’t you do in the game? What defines boundaries? Does play happen in real time or do you take turns?</text:p>
        </text:list-item>
      </text:list>
      <text:p text:style-name="First_20_paragraph">A blend of the two gave the following staring coding scheme in terms of activities related directly to adding features or altering the game.</text:p>
      <text:h text:style-name="Heading_20_2" text:outline-level="2"><text:bookmark-start text:name="non-code---detailed-transcription-of-video-sources"/>Non-code - detailed transcription of video sources<text:bookmark-end text:name="non-code---detailed-transcription-of-video-sources"/></text:h>
      <text:p text:style-name="First_20_paragraph">NOTE - highlight this process much more</text:p>
      <text:h text:style-name="Heading_20_4" text:outline-level="4"><text:bookmark-start text:name="grades-of-analysis"/>Grades of analysis<text:bookmark-end text:name="grades-of-analysis"/></text:h>
      <text:list text:style-name="L27">
        <text:list-item>
          <text:p text:style-name="P31">quick Analysis</text:p>
        </text:list-item>
        <text:list-item>
          <text:p text:style-name="P31">sections coded and described in 5 minute chunks</text:p>
        </text:list-item>
        <text:list-item>
          <text:p text:style-name="P31">themes of interest identified - in relation to evolving RQs as per DBR</text:p>
        </text:list-item>
        <text:list-item>
          <text:p text:style-name="P31">some sections transcribed in more details based in themes, more detail on gesture analysis also added</text:p>
        </text:list-item>
      </text:list>
      <text:p text:style-name="First_20_paragraph">A page of quick analysis of the files online here helped to shape that decision on what sections https://docs.google.com/document/d/1vpAIqHPg_Z0S5MWeS0rBTvxCL1N9NQButam4Ozq39Ek/edit#</text:p>
      <text:h text:style-name="Heading_20_4" text:outline-level="4"><text:bookmark-start text:name="justification-of-selecting-sessions-and-sections-for-more-detailed-analysis"/>Justification of selecting sessions and sections for more detailed analysis<text:bookmark-end text:name="justification-of-selecting-sessions-and-sections-for-more-detailed-analysis"/></text:h>
      <text:p text:style-name="First_20_paragraph">The process of transcribing into 5 minutes sections involved - description - identification of 3 planes, different use of AT scopes (next chapter) - level of response to key characteristics interventions</text:p>
      <text:p text:style-name="Text_20_body">Criteria for inclusion included both practical and theoretical considerations.</text:p>
      <text:list text:style-name="L28">
        <text:list-item>
          <text:p text:style-name="P32">Good quality recording</text:p>
        </text:list-item>
        <text:list-item>
          <text:p text:style-name="P32">Diversity of kinds of participants, ages especially</text:p>
        </text:list-item>
        <text:list-item>
          <text:p text:style-name="P32">Diversity of participant actions in terms of tasks being worked on</text:p>
        </text:list-item>
        <text:list-item>
          <text:p text:style-name="P32">Diversity of kinds of pair and peer interactions</text:p>
        </text:list-item>
      </text:list>
      <text:h text:style-name="Heading_20_4" text:outline-level="4"><text:bookmark-start text:name="using-a-3-planes-approach"/>Using a 3 Planes Approach<text:bookmark-end text:name="using-a-3-planes-approach"/></text:h>
      <text:p text:style-name="First_20_paragraph">WHY NOT GROUNDED? OR TO WHAT EXTENT WAS IT GROUNDED? IN THE AREA OF INTERPERSONAL ACTIVITY.</text:p>
      <text:p text:style-name="Text_20_body">Rather than taking a grounded approach this data was analysed using 3 planes of sociocultural activity. The existing relevant framework saves time, especially as a more emergent approach was (in part ) in coding video data.</text:p>
      <text:p text:style-name="Text_20_body">The process aligns with AT analysis in the scope of the activity - and in the separation out of the community level of the triangle added by Engestrom .</text:p>
      <text:p text:style-name="Text_20_body">RQx addresses the formation of a game-making community. This process is co-constituted by planners, facilitators, parents and children. This dynamism and dialogue can be captured in this framwork using the concept of guided participation.</text:p>
      <text:list text:style-name="L29">
        <text:list-item>
          <text:p text:style-name="P33">The advantages of drawing on funds of knowledge, and the activities that I used to do this, <text:soft-page-break/>as well as connecting to wider communities are address well with the plane of culture, in the concept of Apprenticeship.</text:p>
        </text:list-item>
      </text:list>
      <text:p text:style-name="First_20_paragraph">While more complex, the plane of more individual participatory appropriation, allows for alignment and then transfer to more formal learning environments. This then makes this research more relevant to class room and guided sessions.</text:p>
      <text:list text:style-name="L30">
        <text:list-item>
          <text:p text:style-name="P34">While the three planes provided a higher level framework, the specifics of the data gave greater granularity and formed sub categories of coding - thus avoiding the problem of analytic preconceptions</text:p>
        </text:list-item>
      </text:list>
      <text:p text:style-name="First_20_paragraph"/>
      <text:h text:style-name="Heading_20_3" text:outline-level="3"><text:bookmark-start text:name="transcrition-of-data"/>Transcrition of data<text:bookmark-end text:name="transcrition-of-data"/></text:h>
      <text:p text:style-name="First_20_paragraph">separeate out from coding_</text:p>
      <text:h text:style-name="Heading_20_3" text:outline-level="3"><text:bookmark-start text:name="starting-analysis-in-5-minute-sections"/>Starting analysis in 5 minute sections<text:bookmark-end text:name="starting-analysis-in-5-minute-sections"/></text:h>
      <text:h text:style-name="Heading_20_3" text:outline-level="3"><text:bookmark-start text:name="selecting-sections-analysis"/>Selecting sections analysis<text:bookmark-end text:name="selecting-sections-analysis"/></text:h>
      <text:h text:style-name="Heading_20_3" text:outline-level="3"><text:bookmark-start text:name="incorporating-gesture"/>Incorporating gesture<text:bookmark-end text:name="incorporating-gesture"/></text:h>
      <text:h text:style-name="Heading_20_3" text:outline-level="3"><text:bookmark-start text:name="proposal-coding-impact-on-design-processes-on-learner-agency---boiled-down--"/>PROPOSAL Coding impact on design/ processes on learner agency - boiled down -<text:bookmark-end text:name="proposal-coding-impact-on-design-processes-on-learner-agency---boiled-down--"/></text:h>
      <text:p text:style-name="First_20_paragraph">INSTEAD HOW TO ADDRESS THIS?</text:p>
      <text:p text:style-name="Text_20_body">Answering RQ - on pedagogical resources / agency / use of GDPs</text:p>
      <text:p text:style-name="Text_20_body">THIS IMAGINED FOR CONCLUSION BUT ALSO CODE TO IT? OR ABOVE?</text:p>
      <text:list text:style-name="L31">
        <text:list-item>
          <text:p text:style-name="P35">learners developing agency through personal expression of home and other Identities</text:p>
        </text:list-item>
        <text:list-item>
          <text:p text:style-name="P35">agency through choice over pathway via GDPS</text:p>
        </text:list-item>
        <text:list-item>
          <text:p text:style-name="P35">agency through flexible design cycle pathways, especially via community playtesting</text:p>
        </text:list-item>
        <text:list-item>
          <text:p text:style-name="P35">developing agency through celebration of different game maker styles</text:p>
        </text:list-item>
        <text:list-item>
          <text:p text:style-name="P35">authenticity of tool use, especially docs and access to Community</text:p>
        </text:list-item>
        <text:list-item>
          <text:p text:style-name="P35">authenticity of audience - and role of drama to facilitate reflection</text:p>
        </text:list-item>
      </text:list>
      <text:h text:style-name="Heading_20_3" text:outline-level="3"><text:bookmark-start text:name="grades-of-video-data-analysis"/>Grades of video data analysis<text:bookmark-end text:name="grades-of-video-data-analysis"/></text:h>
      <text:p text:style-name="First_20_paragraph">Describing different grades and pass overs of the video data.</text:p>
      <text:p text:style-name="Text_20_body">Initial notes on contents of video recordings: notes on kinds of activities happening and quality of Data</text:p>
      <text:p text:style-name="Text_20_body">Then deciding on 8-10 video sessions warranting full coding of activity. This was based on the following factors, quality of recording, how much activity, richness of interactions, a range of diffent kinds of participant interactions.</text:p>
      <text:p text:style-name="Text_20_body">Notes on goals, activities, interactions, fragments of dialogue and brief observations. Video coded in segments in Nivivo In this level, the rough coding involved by breaking up video timescales into 5 minute sections lessens the ability to make exact claims however for this study it opens up lines of initial questioning which can be explored in future studies or triangulated with other data in this study.</text:p>
      <text:p text:style-name="Text_20_body">Another level went over the 5 min sections looking for data relevant to 3 planes analysis - how was activity able to be interpreted culurally, socially personally. This generated points for results <text:soft-page-break/>chapters.</text:p>
      <text:list text:style-name="L32">
        <text:list-item>
          <text:p text:style-name="P36">Full transcription of key moments: and description of participant activity, activity on screen including simple gesture analysis</text:p>
        </text:list-item>
      </text:list>
      <text:h text:style-name="Heading_20_3" text:outline-level="3"><text:bookmark-start text:name="limits-of-problems-with-video-data-analysis"/>Limits of / problems with video data analysis<text:bookmark-end text:name="limits-of-problems-with-video-data-analysis"/></text:h>
      <text:p text:style-name="First_20_paragraph">The choice of the videos to code more fully is rather skewed towards finding interesting data. Thus it may not be fully representative of the experience of all participants.</text:p>
      <text:p text:style-name="Text_20_body">Choosing in a different way - around less interaction - would expose more barriers to participation to game making using the 3M model.</text:p>
      <text:h text:style-name="Heading_20_3" text:outline-level="3"><text:bookmark-start text:name="analysis-of-activities-based-on-cultural-interpersonal-and-personal-focusing"/>Analysis of activities based on Cultural, Interpersonal and Personal focusing<text:bookmark-end text:name="analysis-of-activities-based-on-cultural-interpersonal-and-personal-focusing"/></text:h>
      <text:p text:style-name="First_20_paragraph">As per Rogoff.</text:p>
      <text:p text:style-name="Text_20_body">Not coded in nvivo. However this was a useful phase.</text:p>
      <text:p text:style-name="Text_20_body">Note on the spreadsheet used to transfer from coded document. A summary of the activity and then what implications did it have under each.</text:p>
      <text:p text:style-name="Text_20_body">This ended up being the most useful - allowing different uses of GDPs to emerge from the process.</text:p>
      <text:h text:style-name="Heading_20_3" text:outline-level="3"><text:bookmark-start text:name="discussion-on-evolving-coding-process---perhaps-shift-to-last-chapter-finally"/>Discussion on evolving coding process - PERHAPS SHIFT TO LAST CHAPTER finally<text:bookmark-end text:name="discussion-on-evolving-coding-process---perhaps-shift-to-last-chapter-finally"/></text:h>
      <text:p text:style-name="First_20_paragraph">The process of trying to decide a main focus was often tricky.</text:p>
      <text:p text:style-name="Text_20_body">Take for example the process of Da in 2019-05-08 - where he was leading some fairly advanced work on researching and reading developer documentation and the constructing a new design pattern.</text:p>
      <text:p text:style-name="Text_20_body">There are competing and overlapping intention and foci here for the participants. - Solve immediate problem - add new pattern - communicate cultural practice of finding, reading and adapting developer level documentation and help from forums. - give hands on experience to the notice coder</text:p>
      <text:p text:style-name="Text_20_body">Most clearly there is an overlap here between the interpersonal working on a code problem collaboratively for educational purposes and the interactions with the wider cultural artefacts and practices from a professional environment.</text:p>
      <text:p text:style-name="Text_20_body">Thus the process of writing this up was not neat. To overcome this issue…</text:p>
      <text:p text:style-name="Text_20_body">In addition the personal plane was perhaps the most problematic to address given the data gathered. Even when participants were demonstrating their personal knowledge by sharing back or directly altering game code, this was as part of a social and cultural practice. Thus my interpretation involved ….</text:p>
      <text:h text:style-name="Heading_20_3" text:outline-level="3"><text:bookmark-start text:name="data-validity---triangulation-of-data"/>Data Validity - Triangulation of Data<text:bookmark-end text:name="data-validity---triangulation-of-data"/></text:h>
      <text:p text:style-name="First_20_paragraph">Draw on other chapters to represent overcoming of weaknesses of design-based approach.</text:p>
      <text:h text:style-name="Heading_20_3" text:outline-level="3"><text:bookmark-start text:name="generalisation-of-results"/>Generalisation of Results<text:bookmark-end text:name="generalisation-of-results"/></text:h>
      <text:p text:style-name="First_20_paragraph">Generalisation is one of the guiding principles of DBR. While results are intertwined with context, designs should be assessed for generalisation to other settings.</text:p>
      <text:p text:style-name="Text_20_body">Explore this in more detail - draw out a debate on how situated learning in this context - and wider <text:soft-page-break/>debate is.</text:p>
      <text:list text:style-name="L33">
        <text:list-item>
          <text:p text:style-name="P37">More than one iteration.</text:p>
        </text:list-item>
        <text:list-item>
          <text:p text:style-name="P37">In different settings</text:p>
        </text:list-item>
        <text:list-item>
          <text:p text:style-name="P37">Using different with different software</text:p>
        </text:list-item>
      </text:list>
      <text:p text:style-name="First_20_paragraph">This is potentially complex to describe but worth it if wanting to talk about generalisation.</text:p>
      <text:p text:style-name="Text_20_body">NOTE - This could be dropped or picked up again in the limitations section</text:p>
      <text:p text:style-name="Text_20_body">The process of exploring this guided the development of the research questions.</text:p>
      <text:h text:style-name="Heading_20_2" text:outline-level="2"><text:bookmark-start text:name="research-questions"/>Research Questions<text:bookmark-end text:name="research-questions"/></text:h>
      <text:h text:style-name="Heading_20_3" text:outline-level="3"><text:bookmark-start text:name="how-research-questions-evolved"/>How Research Questions Evolved<text:bookmark-end text:name="how-research-questions-evolved"/></text:h>
      <text:p text:style-name="First_20_paragraph">The process was driven by the activity of collaborative game making driven by practicalities, and my interests as explored in the first chapter.</text:p>
      <text:p text:style-name="Text_20_body">As justified by DBR and formative interventions, the process was driven by a meeting of context and the needs / interests of myself as a researcher.</text:p>
      <text:p text:style-name="Text_20_body">Possible themes that had potential but which were disguarded included;</text:p>
      <text:list text:style-name="L34">
        <text:list-item>
          <text:p text:style-name="P38">Computation thinking &amp; systems thinking</text:p>
        </text:list-item>
        <text:list-item>
          <text:p text:style-name="P38">Aligning with Project based learning</text:p>
        </text:list-item>
      </text:list>
      <text:p text:style-name="First_20_paragraph">Themes emerging include the alternation of abstract and concrete as a suggested learning journey, explored in my journal. However this seems to be explored in research on semantic waves with studies of more breadth so it did not seem a good idea to follow that thread in my thesis.</text:p>
      <text:p text:style-name="Text_20_body">There was something about the formalisation of this process into graph form which put me off. I also realised that the frameworks that I spent a while trying to make accessible and gameful in the design, grouping and theming of their presentation, had strong similarities to concepts of abstract curriculum if explored through a semantic waves lens. Curriculum seemed too well a well trod path for a PhD thesis.</text:p>
      <text:p text:style-name="Text_20_body">Instead the community elements of the learning experience regained focus during the process of coding. There were particularly interesting elements of the learning environment which contributed to notable behaviours.</text:p>
      <text:p text:style-name="Text_20_body">The area of in-depth study of learning and wider behaviours in the development of coding. Work on roles by Barron and developed by Roque showed promise identifying helpful roles and reflecting them back to participants. Such reflection sessions were not always replicable with a general home education group or other non-formal setting. Could this implemented in the design, in the way reflective techniques were implemented in to games. Thus making it more playful/ gameful.</text:p>
      <text:h text:style-name="Heading_20_3" text:outline-level="3"><text:bookmark-start text:name="what-research-questions-are-answered-by-what-data-gathering-and-analysis---and-described-in-what-chapter"/>What research questions are answered by what data gathering and analysis - and described in what chapter?<text:bookmark-end text:name="what-research-questions-are-answered-by-what-data-gathering-and-analysis---and-described-in-what-chapter"/></text:h>
      <text:p text:style-name="First_20_paragraph"/>
      <text:list text:style-name="L35">
        <text:list-item>
          <text:p text:style-name="P39">What pedagogical tools and processes are available to support novices to overcome barriers to game coding and design?</text:p>
        </text:list-item>
        <text:list-item>
          <text:p text:style-name="P39">How can learners build agency in an evolving community of game makers?</text:p>
        </text:list-item>
        <text:list-item>
          <text:p text:style-name="P39">How can game design patterns support the development of coding practices with novices?</text:p>
        </text:list-item>
      </text:list>
      <text:h text:style-name="Heading_20_3" text:outline-level="3"><text:bookmark-start text:name="rq1"/><text:soft-page-break/>RQ1<text:bookmark-end text:name="rq1"/></text:h>
      <text:list text:style-name="L36">
        <text:list-item>
          <text:p text:style-name="P40">Both barriers and tools / processes are explored in the literature review</text:p>
        </text:list-item>
        <text:list-item>
          <text:p text:style-name="P40">Interviews with practitioners in chapter 4 guided the design in broad principles.</text:p>
        </text:list-item>
        <text:list-item>
          <text:p text:style-name="P40">Barriers are explored in chapter 4 on evolution of the design</text:p>
        </text:list-item>
        <text:list-item>
          <text:p text:style-name="P40">Tools and processes in results chapters 5 and 6.</text:p>
        </text:list-item>
      </text:list>
      <text:h text:style-name="Heading_20_3" text:outline-level="3"><text:bookmark-start text:name="rq2"/>RQ2<text:bookmark-end text:name="rq2"/></text:h>
      <text:list text:style-name="L37">
        <text:list-item>
          <text:p text:style-name="P41">Interviews with participants some informal and some formal instructed directly adaptations to design</text:p>
        </text:list-item>
        <text:list-item>
          <text:p text:style-name="P41">Analysis of video data</text:p>
        </text:list-item>
      </text:list>
      <text:h text:style-name="Heading_20_3" text:outline-level="3"><text:bookmark-start text:name="rq3"/>RQ3<text:bookmark-end text:name="rq3"/></text:h>
      <text:list text:style-name="L38">
        <text:list-item>
          <text:p text:style-name="P42">Interviews with participants some informal and some formal instructed directly adaptations to design</text:p>
        </text:list-item>
        <text:list-item>
          <text:p text:style-name="P42">Analysis of video data</text:p>
        </text:list-item>
      </text:list>
      <text:h text:style-name="Heading_20_2" text:outline-level="2"><text:bookmark-start text:name="discussion-on-methodology"/>Discussion on Methodology<text:bookmark-end text:name="discussion-on-methodology"/></text:h>
      <text:h text:style-name="Heading_20_3" text:outline-level="3"><text:bookmark-start text:name="discussion"/>Discussion<text:bookmark-end text:name="discussion"/></text:h>
      <text:p text:style-name="First_20_paragraph">NOTE - WHAT KIND OF DISCUSSION WOULD BE NEEDED HERE? A RETURN TO POSSIBLE BARRIERS THAT THE METHODOLOGY AIMS TO OVER COME</text:p>
      <text:p text:style-name="Text_20_body">Perhaps summarise the the context, and motivations of the above case studies are analysed in relation to the context of this study.</text:p>
      <text:h text:style-name="Heading_20_3" text:outline-level="3"><text:bookmark-start text:name="authenticity---creating-value"/>Authenticity - creating value<text:bookmark-end text:name="authenticity---creating-value"/></text:h>
      <text:p text:style-name="First_20_paragraph">Barab and colleagues discuss the importance of creating value in the world in their ecosystem approach <text:reference-mark-start text:name="ZOTERO_ITEM CSL_CITATION {&quot;citationID&quot;:&quot;rlmhfgoh&quot;,&quot;properties&quot;:{&quot;formattedCitation&quot;:&quot;(Barab et al., 2019)&quot;,&quot;plainCitation&quot;:&quot;(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wr2IHh6lLQ"/>(Barab et al., 2019)<text:reference-mark-end text:name="ZOTERO_ITEM CSL_CITATION {&quot;citationID&quot;:&quot;rlmhfgoh&quot;,&quot;properties&quot;:{&quot;formattedCitation&quot;:&quot;(Barab et al., 2019)&quot;,&quot;plainCitation&quot;:&quot;(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wr2IHh6lLQ"/>. This mirrors authenticity in applied social approaches - PBL as applied method of - situated learning ontology.</text:p>
      <text:h text:style-name="Heading_20_4" text:outline-level="4"><text:bookmark-start text:name="note-on-creation-of-learning-and-teaching-resources"/>Note on creation of learning and teaching resources<text:bookmark-end text:name="note-on-creation-of-learning-and-teaching-resources"/></text:h>
      <text:p text:style-name="First_20_paragraph">THIS IS COVERED IN THE NEXT CHATPER</text:p>
      <text:p text:style-name="Text_20_body">The process of refining this reflection into learning and teaching resources was complex and iterative. The following paragraph illustrates the process using a case study? [PERHAPS LOOK AT THE ELEMENTs OF A GAME DIVISION? - FINAL DESTINATION - SPACE, MECHANICS, POLISH]</text:p>
      <text:p text:style-name="Text_20_body">How does this methodology relate / add to existing models?</text:p>
      <text:h text:style-name="Heading_20_3" text:outline-level="3"><text:bookmark-start text:name="more-material-on-expansive-learning-formative-inteventions-dbr"/>More material on Expansive Learning / Formative Inteventions / DBR<text:bookmark-end text:name="more-material-on-expansive-learning-formative-inteventions-dbr"/></text:h>
      <text:p text:style-name="First_20_paragraph">_posts/thesis_chapters/holding/methodology_notes_longform_pre_spring_2022.md</text:p>
      <text:h text:style-name="Heading_20_2" text:outline-level="2"><text:bookmark-start text:name="transition-to-next-chapter---about-the-specifics-of-mutual-evolution-of-learning-design"/>Transition to next Chapter - About the specifics of mutual evolution of Learning DESIGN<text:bookmark-end text:name="transition-to-next-chapter---about-the-specifics-of-mutual-evolution-of-learning-design"/></text:h>
      <text:p text:style-name="First_20_paragraph">I conclude this chapter with a section that introduces the next chapter which is a rich description of the evolution of the learning design.</text:p>
      <text:p text:style-name="Text_20_body"><text:soft-page-break/>More than a design the result was a dynamic community which is analysed on several scopes of activity.</text:p>
      <text:p text:style-name="Text_20_body">Before progressing to explore the details of the design, I want to briefly explore how this process brought into focus some of they key debates and issues of design based research.</text:p>
      <text:list text:style-name="L39">
        <text:list-item>
          <text:p text:style-name="P43">mutual appropriation and ethics of participation rather than extraction</text:p>
        </text:list-item>
        <text:list-item>
          <text:p text:style-name="P43">generating material suitable for sharing as research but also basis for starting other communities, be this via tools process or other</text:p>
        </text:list-item>
        <text:list-item>
          <text:p text:style-name="P43">the difficulties of transmitting research outcomes to non-academics - give positive exampl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title>3. Methodology</dc:title>
    <dc:description/>
    <dc:subject/>
    <meta:keyword/>
    <meta:initial-creator/>
    <dc:creator>Mick Chesterman</dc:creator>
    <meta:creation-date>2023-07-14T10:56:07Z</meta:creation-date>
    <dc:date>2023-07-14T11:57:02.000904669</dc:date>
    <meta:editing-duration>PT48S</meta:editing-duration>
    <meta:editing-cycles>1</meta:editing-cycles>
    <meta:document-statistic meta:table-count="0" meta:image-count="0" meta:object-count="0" meta:page-count="18" meta:paragraph-count="397" meta:word-count="7140" meta:character-count="45369" meta:non-whitespace-character-count="38750"/>
    <meta:user-defined meta:name="ZOTERO_PREF_1">&lt;data data-version="3" zotero-version="6.0.26"&gt;&lt;session id="pIoKBM0x"/&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